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721cm" svg:height="9.588cm" svg:x="0.328cm" svg:y="9.509cm">
            <draw:object draw:notify-on-update-of-ranges="Sheet1.G1:Sheet1.G1 Sheet1.A2:Sheet1.BO2 Sheet1.G5:Sheet1.G5 Sheet1.A6:Sheet1.CG6 Sheet1.G9:Sheet1.G9 Sheet1.A10:Sheet1.BN10 Sheet1.G13:Sheet1.G13 Sheet1.A14:Sheet1.BI14 Sheet1.G17:Sheet1.G17 Sheet1.A18:Sheet1.B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745cm" svg:height="10.04cm" svg:x="0.328cm" svg:y="19.47cm">
            <draw:object draw:notify-on-update-of-ranges="Sheet1.G1:Sheet1.G1 Sheet1.A3:Sheet1.BO3 Sheet1.G5:Sheet1.G5 Sheet1.A7:Sheet1.CG7 Sheet1.G9:Sheet1.G9 Sheet1.A11:Sheet1.BN11 Sheet1.G13:Sheet1.G13 Sheet1.A15:Sheet1.BI15 Sheet1.G17:Sheet1.G17 Sheet1.A19:Sheet1.BB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9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1</text:p>
          </table:table-cell>
          <table:table-cell table:number-columns-repeated="78"/>
        </table:table-row>
        <table:table-row table:style-name="ro1">
          <table:table-cell office:value-type="float" office:value="25299.9" calcext:value-type="float">
            <text:p>25299.9</text:p>
          </table:table-cell>
          <table:table-cell office:value-type="float" office:value="25227.2" calcext:value-type="float">
            <text:p>25227.2</text:p>
          </table:table-cell>
          <table:table-cell table:number-columns-repeated="3" office:value-type="float" office:value="24330.1" calcext:value-type="float">
            <text:p>24330.1</text:p>
          </table:table-cell>
          <table:table-cell table:number-columns-repeated="4" office:value-type="float" office:value="22713.5" calcext:value-type="float">
            <text:p>22713.5</text:p>
          </table:table-cell>
          <table:table-cell office:value-type="float" office:value="22328.5" calcext:value-type="float">
            <text:p>22328.5</text:p>
          </table:table-cell>
          <table:table-cell office:value-type="float" office:value="22010" calcext:value-type="float">
            <text:p>22010</text:p>
          </table:table-cell>
          <table:table-cell table:number-columns-repeated="2" office:value-type="float" office:value="20929.9" calcext:value-type="float">
            <text:p>20929.9</text:p>
          </table:table-cell>
          <table:table-cell table:number-columns-repeated="4" office:value-type="float" office:value="19397" calcext:value-type="float">
            <text:p>19397</text:p>
          </table:table-cell>
          <table:table-cell office:value-type="float" office:value="19172.6" calcext:value-type="float">
            <text:p>19172.6</text:p>
          </table:table-cell>
          <table:table-cell office:value-type="float" office:value="19046.3" calcext:value-type="float">
            <text:p>19046.3</text:p>
          </table:table-cell>
          <table:table-cell office:value-type="float" office:value="18613.5" calcext:value-type="float">
            <text:p>18613.5</text:p>
          </table:table-cell>
          <table:table-cell office:value-type="float" office:value="18335.8" calcext:value-type="float">
            <text:p>18335.8</text:p>
          </table:table-cell>
          <table:table-cell table:number-columns-repeated="2" office:value-type="float" office:value="18176" calcext:value-type="float">
            <text:p>18176</text:p>
          </table:table-cell>
          <table:table-cell office:value-type="float" office:value="17474.5" calcext:value-type="float">
            <text:p>17474.5</text:p>
          </table:table-cell>
          <table:table-cell office:value-type="float" office:value="17375.5" calcext:value-type="float">
            <text:p>17375.5</text:p>
          </table:table-cell>
          <table:table-cell office:value-type="float" office:value="17186.3" calcext:value-type="float">
            <text:p>17186.3</text:p>
          </table:table-cell>
          <table:table-cell office:value-type="float" office:value="17066.3" calcext:value-type="float">
            <text:p>17066.3</text:p>
          </table:table-cell>
          <table:table-cell table:number-columns-repeated="2" office:value-type="float" office:value="16682.7" calcext:value-type="float">
            <text:p>16682.7</text:p>
          </table:table-cell>
          <table:table-cell table:number-columns-repeated="2" office:value-type="float" office:value="15935.8" calcext:value-type="float">
            <text:p>15935.8</text:p>
          </table:table-cell>
          <table:table-cell table:number-columns-repeated="3" office:value-type="float" office:value="15577.2" calcext:value-type="float">
            <text:p>15577.2</text:p>
          </table:table-cell>
          <table:table-cell office:value-type="float" office:value="15551.8" calcext:value-type="float">
            <text:p>15551.8</text:p>
          </table:table-cell>
          <table:table-cell office:value-type="float" office:value="15377.9" calcext:value-type="float">
            <text:p>15377.9</text:p>
          </table:table-cell>
          <table:table-cell office:value-type="float" office:value="15218.3" calcext:value-type="float">
            <text:p>15218.3</text:p>
          </table:table-cell>
          <table:table-cell office:value-type="float" office:value="15188.9" calcext:value-type="float">
            <text:p>15188.9</text:p>
          </table:table-cell>
          <table:table-cell office:value-type="float" office:value="15149.1" calcext:value-type="float">
            <text:p>15149.1</text:p>
          </table:table-cell>
          <table:table-cell table:number-columns-repeated="2" office:value-type="float" office:value="15069.9" calcext:value-type="float">
            <text:p>15069.9</text:p>
          </table:table-cell>
          <table:table-cell office:value-type="float" office:value="15008.9" calcext:value-type="float">
            <text:p>15008.9</text:p>
          </table:table-cell>
          <table:table-cell office:value-type="float" office:value="14819.5" calcext:value-type="float">
            <text:p>14819.5</text:p>
          </table:table-cell>
          <table:table-cell table:number-columns-repeated="5" office:value-type="float" office:value="14810" calcext:value-type="float">
            <text:p>14810</text:p>
          </table:table-cell>
          <table:table-cell table:number-columns-repeated="3" office:value-type="float" office:value="14751.6" calcext:value-type="float">
            <text:p>14751.6</text:p>
          </table:table-cell>
          <table:table-cell table:number-columns-repeated="16" office:value-type="float" office:value="14309.8" calcext:value-type="float">
            <text:p>14309.8</text:p>
          </table:table-cell>
          <table:table-cell table:number-columns-repeated="18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8806.7" calcext:value-type="float">
            <text:p>28806.7</text:p>
          </table:table-cell>
          <table:table-cell office:value-type="float" office:value="28654.4" calcext:value-type="float">
            <text:p>28654.4</text:p>
          </table:table-cell>
          <table:table-cell office:value-type="float" office:value="28301.8" calcext:value-type="float">
            <text:p>28301.8</text:p>
          </table:table-cell>
          <table:table-cell office:value-type="float" office:value="28196" calcext:value-type="float">
            <text:p>28196</text:p>
          </table:table-cell>
          <table:table-cell office:value-type="float" office:value="27486.9" calcext:value-type="float">
            <text:p>27486.9</text:p>
          </table:table-cell>
          <table:table-cell office:value-type="float" office:value="27314.7" calcext:value-type="float">
            <text:p>27314.7</text:p>
          </table:table-cell>
          <table:table-cell office:value-type="float" office:value="27119.8" calcext:value-type="float">
            <text:p>27119.8</text:p>
          </table:table-cell>
          <table:table-cell office:value-type="float" office:value="26605.3" calcext:value-type="float">
            <text:p>26605.3</text:p>
          </table:table-cell>
          <table:table-cell office:value-type="float" office:value="26466.6" calcext:value-type="float">
            <text:p>26466.6</text:p>
          </table:table-cell>
          <table:table-cell office:value-type="float" office:value="25799.3" calcext:value-type="float">
            <text:p>25799.3</text:p>
          </table:table-cell>
          <table:table-cell office:value-type="float" office:value="25768.5" calcext:value-type="float">
            <text:p>25768.5</text:p>
          </table:table-cell>
          <table:table-cell office:value-type="float" office:value="25841.5" calcext:value-type="float">
            <text:p>25841.5</text:p>
          </table:table-cell>
          <table:table-cell office:value-type="float" office:value="25300.7" calcext:value-type="float">
            <text:p>25300.7</text:p>
          </table:table-cell>
          <table:table-cell office:value-type="float" office:value="24474.5" calcext:value-type="float">
            <text:p>24474.5</text:p>
          </table:table-cell>
          <table:table-cell office:value-type="float" office:value="24193.4" calcext:value-type="float">
            <text:p>24193.4</text:p>
          </table:table-cell>
          <table:table-cell office:value-type="float" office:value="23732" calcext:value-type="float">
            <text:p>23732</text:p>
          </table:table-cell>
          <table:table-cell office:value-type="float" office:value="23151.9" calcext:value-type="float">
            <text:p>23151.9</text:p>
          </table:table-cell>
          <table:table-cell office:value-type="float" office:value="22571.2" calcext:value-type="float">
            <text:p>22571.2</text:p>
          </table:table-cell>
          <table:table-cell office:value-type="float" office:value="22002.4" calcext:value-type="float">
            <text:p>22002.4</text:p>
          </table:table-cell>
          <table:table-cell office:value-type="float" office:value="21475" calcext:value-type="float">
            <text:p>21475</text:p>
          </table:table-cell>
          <table:table-cell office:value-type="float" office:value="21191.7" calcext:value-type="float">
            <text:p>21191.7</text:p>
          </table:table-cell>
          <table:table-cell office:value-type="float" office:value="20504.3" calcext:value-type="float">
            <text:p>20504.3</text:p>
          </table:table-cell>
          <table:table-cell office:value-type="float" office:value="20459.8" calcext:value-type="float">
            <text:p>20459.8</text:p>
          </table:table-cell>
          <table:table-cell office:value-type="float" office:value="20103.7" calcext:value-type="float">
            <text:p>20103.7</text:p>
          </table:table-cell>
          <table:table-cell office:value-type="float" office:value="19829.4" calcext:value-type="float">
            <text:p>19829.4</text:p>
          </table:table-cell>
          <table:table-cell office:value-type="float" office:value="19597.1" calcext:value-type="float">
            <text:p>19597.1</text:p>
          </table:table-cell>
          <table:table-cell office:value-type="float" office:value="19508.4" calcext:value-type="float">
            <text:p>19508.4</text:p>
          </table:table-cell>
          <table:table-cell office:value-type="float" office:value="18896.3" calcext:value-type="float">
            <text:p>18896.3</text:p>
          </table:table-cell>
          <table:table-cell office:value-type="float" office:value="18893" calcext:value-type="float">
            <text:p>18893</text:p>
          </table:table-cell>
          <table:table-cell office:value-type="float" office:value="18609.2" calcext:value-type="float">
            <text:p>18609.2</text:p>
          </table:table-cell>
          <table:table-cell office:value-type="float" office:value="18015.6" calcext:value-type="float">
            <text:p>18015.6</text:p>
          </table:table-cell>
          <table:table-cell office:value-type="float" office:value="17658.1" calcext:value-type="float">
            <text:p>17658.1</text:p>
          </table:table-cell>
          <table:table-cell office:value-type="float" office:value="16832.3" calcext:value-type="float">
            <text:p>16832.3</text:p>
          </table:table-cell>
          <table:table-cell office:value-type="float" office:value="16433.9" calcext:value-type="float">
            <text:p>16433.9</text:p>
          </table:table-cell>
          <table:table-cell office:value-type="float" office:value="16105.5" calcext:value-type="float">
            <text:p>16105.5</text:p>
          </table:table-cell>
          <table:table-cell office:value-type="float" office:value="15871.3" calcext:value-type="float">
            <text:p>15871.3</text:p>
          </table:table-cell>
          <table:table-cell office:value-type="float" office:value="15794.3" calcext:value-type="float">
            <text:p>15794.3</text:p>
          </table:table-cell>
          <table:table-cell office:value-type="float" office:value="15681.1" calcext:value-type="float">
            <text:p>15681.1</text:p>
          </table:table-cell>
          <table:table-cell office:value-type="float" office:value="15636.5" calcext:value-type="float">
            <text:p>15636.5</text:p>
          </table:table-cell>
          <table:table-cell office:value-type="float" office:value="15595.5" calcext:value-type="float">
            <text:p>15595.5</text:p>
          </table:table-cell>
          <table:table-cell office:value-type="float" office:value="15511.6" calcext:value-type="float">
            <text:p>15511.6</text:p>
          </table:table-cell>
          <table:table-cell office:value-type="float" office:value="15486.1" calcext:value-type="float">
            <text:p>15486.1</text:p>
          </table:table-cell>
          <table:table-cell office:value-type="float" office:value="15310.1" calcext:value-type="float">
            <text:p>15310.1</text:p>
          </table:table-cell>
          <table:table-cell office:value-type="float" office:value="15172.3" calcext:value-type="float">
            <text:p>15172.3</text:p>
          </table:table-cell>
          <table:table-cell office:value-type="float" office:value="15036.6" calcext:value-type="float">
            <text:p>15036.6</text:p>
          </table:table-cell>
          <table:table-cell office:value-type="float" office:value="14962.6" calcext:value-type="float">
            <text:p>14962.6</text:p>
          </table:table-cell>
          <table:table-cell office:value-type="float" office:value="14965.4" calcext:value-type="float">
            <text:p>14965.4</text:p>
          </table:table-cell>
          <table:table-cell office:value-type="float" office:value="14971" calcext:value-type="float">
            <text:p>14971</text:p>
          </table:table-cell>
          <table:table-cell office:value-type="float" office:value="15205.4" calcext:value-type="float">
            <text:p>15205.4</text:p>
          </table:table-cell>
          <table:table-cell office:value-type="float" office:value="15151.6" calcext:value-type="float">
            <text:p>15151.6</text:p>
          </table:table-cell>
          <table:table-cell office:value-type="float" office:value="14984" calcext:value-type="float">
            <text:p>14984</text:p>
          </table:table-cell>
          <table:table-cell office:value-type="float" office:value="15163.4" calcext:value-type="float">
            <text:p>15163.4</text:p>
          </table:table-cell>
          <table:table-cell office:value-type="float" office:value="15100.6" calcext:value-type="float">
            <text:p>15100.6</text:p>
          </table:table-cell>
          <table:table-cell office:value-type="float" office:value="15145.9" calcext:value-type="float">
            <text:p>15145.9</text:p>
          </table:table-cell>
          <table:table-cell office:value-type="float" office:value="15539" calcext:value-type="float">
            <text:p>15539</text:p>
          </table:table-cell>
          <table:table-cell office:value-type="float" office:value="15469" calcext:value-type="float">
            <text:p>15469</text:p>
          </table:table-cell>
          <table:table-cell office:value-type="float" office:value="15525.2" calcext:value-type="float">
            <text:p>15525.2</text:p>
          </table:table-cell>
          <table:table-cell office:value-type="float" office:value="15384.9" calcext:value-type="float">
            <text:p>15384.9</text:p>
          </table:table-cell>
          <table:table-cell office:value-type="float" office:value="14821.6" calcext:value-type="float">
            <text:p>14821.6</text:p>
          </table:table-cell>
          <table:table-cell office:value-type="float" office:value="14474" calcext:value-type="float">
            <text:p>14474</text:p>
          </table:table-cell>
          <table:table-cell office:value-type="float" office:value="14461.4" calcext:value-type="float">
            <text:p>14461.4</text:p>
          </table:table-cell>
          <table:table-cell office:value-type="float" office:value="14454.3" calcext:value-type="float">
            <text:p>14454.3</text:p>
          </table:table-cell>
          <table:table-cell table:number-columns-repeated="2" office:value-type="float" office:value="14453.5" calcext:value-type="float">
            <text:p>14453.5</text:p>
          </table:table-cell>
          <table:table-cell office:value-type="float" office:value="14464.1" calcext:value-type="float">
            <text:p>14464.1</text:p>
          </table:table-cell>
          <table:table-cell office:value-type="float" office:value="14456.2" calcext:value-type="float">
            <text:p>14456.2</text:p>
          </table:table-cell>
          <table:table-cell table:number-columns-repeated="18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2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24180.1" calcext:value-type="float">
            <text:p>24180.1</text:p>
          </table:table-cell>
          <table:table-cell office:value-type="float" office:value="23713.2" calcext:value-type="float">
            <text:p>23713.2</text:p>
          </table:table-cell>
          <table:table-cell table:number-columns-repeated="5" office:value-type="float" office:value="21906" calcext:value-type="float">
            <text:p>21906</text:p>
          </table:table-cell>
          <table:table-cell office:value-type="float" office:value="21679.5" calcext:value-type="float">
            <text:p>21679.5</text:p>
          </table:table-cell>
          <table:table-cell table:number-columns-repeated="3" office:value-type="float" office:value="20144.3" calcext:value-type="float">
            <text:p>20144.3</text:p>
          </table:table-cell>
          <table:table-cell table:number-columns-repeated="2" office:value-type="float" office:value="20111" calcext:value-type="float">
            <text:p>20111</text:p>
          </table:table-cell>
          <table:table-cell office:value-type="float" office:value="19537.8" calcext:value-type="float">
            <text:p>19537.8</text:p>
          </table:table-cell>
          <table:table-cell office:value-type="float" office:value="19476.3" calcext:value-type="float">
            <text:p>19476.3</text:p>
          </table:table-cell>
          <table:table-cell table:number-columns-repeated="2" office:value-type="float" office:value="18455.9" calcext:value-type="float">
            <text:p>18455.9</text:p>
          </table:table-cell>
          <table:table-cell office:value-type="float" office:value="18199.4" calcext:value-type="float">
            <text:p>18199.4</text:p>
          </table:table-cell>
          <table:table-cell table:number-columns-repeated="2" office:value-type="float" office:value="17426.9" calcext:value-type="float">
            <text:p>17426.9</text:p>
          </table:table-cell>
          <table:table-cell table:number-columns-repeated="2" office:value-type="float" office:value="16919.6" calcext:value-type="float">
            <text:p>16919.6</text:p>
          </table:table-cell>
          <table:table-cell office:value-type="float" office:value="16758.1" calcext:value-type="float">
            <text:p>16758.1</text:p>
          </table:table-cell>
          <table:table-cell office:value-type="float" office:value="16380.6" calcext:value-type="float">
            <text:p>16380.6</text:p>
          </table:table-cell>
          <table:table-cell office:value-type="float" office:value="16219" calcext:value-type="float">
            <text:p>16219</text:p>
          </table:table-cell>
          <table:table-cell table:number-columns-repeated="2" office:value-type="float" office:value="15874.6" calcext:value-type="float">
            <text:p>15874.6</text:p>
          </table:table-cell>
          <table:table-cell office:value-type="float" office:value="15569.8" calcext:value-type="float">
            <text:p>15569.8</text:p>
          </table:table-cell>
          <table:table-cell office:value-type="float" office:value="15543.9" calcext:value-type="float">
            <text:p>15543.9</text:p>
          </table:table-cell>
          <table:table-cell office:value-type="float" office:value="15215.5" calcext:value-type="float">
            <text:p>15215.5</text:p>
          </table:table-cell>
          <table:table-cell office:value-type="float" office:value="15176.7" calcext:value-type="float">
            <text:p>15176.7</text:p>
          </table:table-cell>
          <table:table-cell table:number-columns-repeated="2" office:value-type="float" office:value="14764.6" calcext:value-type="float">
            <text:p>14764.6</text:p>
          </table:table-cell>
          <table:table-cell office:value-type="float" office:value="14459" calcext:value-type="float">
            <text:p>14459</text:p>
          </table:table-cell>
          <table:table-cell table:number-columns-repeated="2" office:value-type="float" office:value="14042.1" calcext:value-type="float">
            <text:p>14042.1</text:p>
          </table:table-cell>
          <table:table-cell office:value-type="float" office:value="13820.9" calcext:value-type="float">
            <text:p>13820.9</text:p>
          </table:table-cell>
          <table:table-cell office:value-type="float" office:value="13677.3" calcext:value-type="float">
            <text:p>13677.3</text:p>
          </table:table-cell>
          <table:table-cell table:number-columns-repeated="2" office:value-type="float" office:value="13625.8" calcext:value-type="float">
            <text:p>13625.8</text:p>
          </table:table-cell>
          <table:table-cell office:value-type="float" office:value="13613.6" calcext:value-type="float">
            <text:p>13613.6</text:p>
          </table:table-cell>
          <table:table-cell table:number-columns-repeated="14" office:value-type="float" office:value="13561.1" calcext:value-type="float">
            <text:p>13561.1</text:p>
          </table:table-cell>
          <table:table-cell table:number-columns-repeated="10" office:value-type="float" office:value="13466.6" calcext:value-type="float">
            <text:p>13466.6</text:p>
          </table:table-cell>
          <table:table-cell table:number-columns-repeated="3" office:value-type="float" office:value="13465.3" calcext:value-type="float">
            <text:p>13465.3</text:p>
          </table:table-cell>
          <table:table-cell table:number-columns-repeated="16" office:value-type="float" office:value="13295.8" calcext:value-type="float">
            <text:p>13295.8</text:p>
          </table:table-cell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8945.2" calcext:value-type="float">
            <text:p>28945.2</text:p>
          </table:table-cell>
          <table:table-cell office:value-type="float" office:value="28290.8" calcext:value-type="float">
            <text:p>28290.8</text:p>
          </table:table-cell>
          <table:table-cell office:value-type="float" office:value="27889" calcext:value-type="float">
            <text:p>27889</text:p>
          </table:table-cell>
          <table:table-cell office:value-type="float" office:value="27373.8" calcext:value-type="float">
            <text:p>27373.8</text:p>
          </table:table-cell>
          <table:table-cell office:value-type="float" office:value="27174.1" calcext:value-type="float">
            <text:p>27174.1</text:p>
          </table:table-cell>
          <table:table-cell office:value-type="float" office:value="27124" calcext:value-type="float">
            <text:p>27124</text:p>
          </table:table-cell>
          <table:table-cell office:value-type="float" office:value="26969.7" calcext:value-type="float">
            <text:p>26969.7</text:p>
          </table:table-cell>
          <table:table-cell office:value-type="float" office:value="26222.8" calcext:value-type="float">
            <text:p>26222.8</text:p>
          </table:table-cell>
          <table:table-cell office:value-type="float" office:value="25885.5" calcext:value-type="float">
            <text:p>25885.5</text:p>
          </table:table-cell>
          <table:table-cell office:value-type="float" office:value="25662.9" calcext:value-type="float">
            <text:p>25662.9</text:p>
          </table:table-cell>
          <table:table-cell office:value-type="float" office:value="25562.7" calcext:value-type="float">
            <text:p>25562.7</text:p>
          </table:table-cell>
          <table:table-cell office:value-type="float" office:value="25225" calcext:value-type="float">
            <text:p>25225</text:p>
          </table:table-cell>
          <table:table-cell office:value-type="float" office:value="24441.2" calcext:value-type="float">
            <text:p>24441.2</text:p>
          </table:table-cell>
          <table:table-cell office:value-type="float" office:value="23559.7" calcext:value-type="float">
            <text:p>23559.7</text:p>
          </table:table-cell>
          <table:table-cell office:value-type="float" office:value="22938.8" calcext:value-type="float">
            <text:p>22938.8</text:p>
          </table:table-cell>
          <table:table-cell office:value-type="float" office:value="22498.4" calcext:value-type="float">
            <text:p>22498.4</text:p>
          </table:table-cell>
          <table:table-cell office:value-type="float" office:value="21630.2" calcext:value-type="float">
            <text:p>21630.2</text:p>
          </table:table-cell>
          <table:table-cell office:value-type="float" office:value="20730.8" calcext:value-type="float">
            <text:p>20730.8</text:p>
          </table:table-cell>
          <table:table-cell office:value-type="float" office:value="20198.4" calcext:value-type="float">
            <text:p>20198.4</text:p>
          </table:table-cell>
          <table:table-cell office:value-type="float" office:value="19647.6" calcext:value-type="float">
            <text:p>19647.6</text:p>
          </table:table-cell>
          <table:table-cell office:value-type="float" office:value="19175.2" calcext:value-type="float">
            <text:p>19175.2</text:p>
          </table:table-cell>
          <table:table-cell office:value-type="float" office:value="18934" calcext:value-type="float">
            <text:p>18934</text:p>
          </table:table-cell>
          <table:table-cell office:value-type="float" office:value="18560.6" calcext:value-type="float">
            <text:p>18560.6</text:p>
          </table:table-cell>
          <table:table-cell office:value-type="float" office:value="18145.4" calcext:value-type="float">
            <text:p>18145.4</text:p>
          </table:table-cell>
          <table:table-cell office:value-type="float" office:value="18100.5" calcext:value-type="float">
            <text:p>18100.5</text:p>
          </table:table-cell>
          <table:table-cell office:value-type="float" office:value="17876.8" calcext:value-type="float">
            <text:p>17876.8</text:p>
          </table:table-cell>
          <table:table-cell office:value-type="float" office:value="17448.7" calcext:value-type="float">
            <text:p>17448.7</text:p>
          </table:table-cell>
          <table:table-cell office:value-type="float" office:value="17029.9" calcext:value-type="float">
            <text:p>17029.9</text:p>
          </table:table-cell>
          <table:table-cell office:value-type="float" office:value="16876.3" calcext:value-type="float">
            <text:p>16876.3</text:p>
          </table:table-cell>
          <table:table-cell office:value-type="float" office:value="16654.6" calcext:value-type="float">
            <text:p>16654.6</text:p>
          </table:table-cell>
          <table:table-cell office:value-type="float" office:value="16250.5" calcext:value-type="float">
            <text:p>16250.5</text:p>
          </table:table-cell>
          <table:table-cell office:value-type="float" office:value="15977.5" calcext:value-type="float">
            <text:p>15977.5</text:p>
          </table:table-cell>
          <table:table-cell office:value-type="float" office:value="15774.7" calcext:value-type="float">
            <text:p>15774.7</text:p>
          </table:table-cell>
          <table:table-cell office:value-type="float" office:value="15482.5" calcext:value-type="float">
            <text:p>15482.5</text:p>
          </table:table-cell>
          <table:table-cell office:value-type="float" office:value="15404.1" calcext:value-type="float">
            <text:p>15404.1</text:p>
          </table:table-cell>
          <table:table-cell office:value-type="float" office:value="15269.2" calcext:value-type="float">
            <text:p>15269.2</text:p>
          </table:table-cell>
          <table:table-cell office:value-type="float" office:value="14983.5" calcext:value-type="float">
            <text:p>14983.5</text:p>
          </table:table-cell>
          <table:table-cell office:value-type="float" office:value="14733.8" calcext:value-type="float">
            <text:p>14733.8</text:p>
          </table:table-cell>
          <table:table-cell office:value-type="float" office:value="14505.6" calcext:value-type="float">
            <text:p>14505.6</text:p>
          </table:table-cell>
          <table:table-cell office:value-type="float" office:value="14353.3" calcext:value-type="float">
            <text:p>14353.3</text:p>
          </table:table-cell>
          <table:table-cell office:value-type="float" office:value="14071.2" calcext:value-type="float">
            <text:p>14071.2</text:p>
          </table:table-cell>
          <table:table-cell office:value-type="float" office:value="13877.1" calcext:value-type="float">
            <text:p>13877.1</text:p>
          </table:table-cell>
          <table:table-cell office:value-type="float" office:value="13792.8" calcext:value-type="float">
            <text:p>13792.8</text:p>
          </table:table-cell>
          <table:table-cell office:value-type="float" office:value="13758.4" calcext:value-type="float">
            <text:p>13758.4</text:p>
          </table:table-cell>
          <table:table-cell office:value-type="float" office:value="13708" calcext:value-type="float">
            <text:p>13708</text:p>
          </table:table-cell>
          <table:table-cell office:value-type="float" office:value="13703.6" calcext:value-type="float">
            <text:p>13703.6</text:p>
          </table:table-cell>
          <table:table-cell office:value-type="float" office:value="13698" calcext:value-type="float">
            <text:p>13698</text:p>
          </table:table-cell>
          <table:table-cell office:value-type="float" office:value="13713.8" calcext:value-type="float">
            <text:p>13713.8</text:p>
          </table:table-cell>
          <table:table-cell office:value-type="float" office:value="13698.1" calcext:value-type="float">
            <text:p>13698.1</text:p>
          </table:table-cell>
          <table:table-cell office:value-type="float" office:value="13713.1" calcext:value-type="float">
            <text:p>13713.1</text:p>
          </table:table-cell>
          <table:table-cell office:value-type="float" office:value="13713.5" calcext:value-type="float">
            <text:p>13713.5</text:p>
          </table:table-cell>
          <table:table-cell office:value-type="float" office:value="13707.9" calcext:value-type="float">
            <text:p>13707.9</text:p>
          </table:table-cell>
          <table:table-cell office:value-type="float" office:value="13698.1" calcext:value-type="float">
            <text:p>13698.1</text:p>
          </table:table-cell>
          <table:table-cell office:value-type="float" office:value="13709.1" calcext:value-type="float">
            <text:p>13709.1</text:p>
          </table:table-cell>
          <table:table-cell office:value-type="float" office:value="13723.6" calcext:value-type="float">
            <text:p>13723.6</text:p>
          </table:table-cell>
          <table:table-cell office:value-type="float" office:value="13736.6" calcext:value-type="float">
            <text:p>13736.6</text:p>
          </table:table-cell>
          <table:table-cell office:value-type="float" office:value="13881" calcext:value-type="float">
            <text:p>13881</text:p>
          </table:table-cell>
          <table:table-cell office:value-type="float" office:value="13937.4" calcext:value-type="float">
            <text:p>13937.4</text:p>
          </table:table-cell>
          <table:table-cell office:value-type="float" office:value="13858.9" calcext:value-type="float">
            <text:p>13858.9</text:p>
          </table:table-cell>
          <table:table-cell office:value-type="float" office:value="13948.7" calcext:value-type="float">
            <text:p>13948.7</text:p>
          </table:table-cell>
          <table:table-cell office:value-type="float" office:value="13806.9" calcext:value-type="float">
            <text:p>13806.9</text:p>
          </table:table-cell>
          <table:table-cell office:value-type="float" office:value="13707.2" calcext:value-type="float">
            <text:p>13707.2</text:p>
          </table:table-cell>
          <table:table-cell office:value-type="float" office:value="13712.2" calcext:value-type="float">
            <text:p>13712.2</text:p>
          </table:table-cell>
          <table:table-cell office:value-type="float" office:value="13710.7" calcext:value-type="float">
            <text:p>13710.7</text:p>
          </table:table-cell>
          <table:table-cell office:value-type="float" office:value="13796" calcext:value-type="float">
            <text:p>13796</text:p>
          </table:table-cell>
          <table:table-cell office:value-type="float" office:value="13783.3" calcext:value-type="float">
            <text:p>13783.3</text:p>
          </table:table-cell>
          <table:table-cell office:value-type="float" office:value="13743.5" calcext:value-type="float">
            <text:p>13743.5</text:p>
          </table:table-cell>
          <table:table-cell office:value-type="float" office:value="13660.9" calcext:value-type="float">
            <text:p>13660.9</text:p>
          </table:table-cell>
          <table:table-cell office:value-type="float" office:value="13658.1" calcext:value-type="float">
            <text:p>13658.1</text:p>
          </table:table-cell>
          <table:table-cell office:value-type="float" office:value="13978.5" calcext:value-type="float">
            <text:p>13978.5</text:p>
          </table:table-cell>
          <table:table-cell office:value-type="float" office:value="13851.3" calcext:value-type="float">
            <text:p>13851.3</text:p>
          </table:table-cell>
          <table:table-cell office:value-type="float" office:value="13798.9" calcext:value-type="float">
            <text:p>13798.9</text:p>
          </table:table-cell>
          <table:table-cell office:value-type="float" office:value="13705.4" calcext:value-type="float">
            <text:p>13705.4</text:p>
          </table:table-cell>
          <table:table-cell office:value-type="float" office:value="13823.8" calcext:value-type="float">
            <text:p>13823.8</text:p>
          </table:table-cell>
          <table:table-cell office:value-type="float" office:value="13920.1" calcext:value-type="float">
            <text:p>13920.1</text:p>
          </table:table-cell>
          <table:table-cell office:value-type="float" office:value="14215.5" calcext:value-type="float">
            <text:p>14215.5</text:p>
          </table:table-cell>
          <table:table-cell office:value-type="float" office:value="14064.8" calcext:value-type="float">
            <text:p>14064.8</text:p>
          </table:table-cell>
          <table:table-cell office:value-type="float" office:value="14383.4" calcext:value-type="float">
            <text:p>14383.4</text:p>
          </table:table-cell>
          <table:table-cell office:value-type="float" office:value="13735.2" calcext:value-type="float">
            <text:p>13735.2</text:p>
          </table:table-cell>
          <table:table-cell office:value-type="float" office:value="13672" calcext:value-type="float">
            <text:p>13672</text:p>
          </table:table-cell>
          <table:table-cell office:value-type="float" office:value="13942.1" calcext:value-type="float">
            <text:p>13942.1</text:p>
          </table:table-cell>
          <table:table-cell office:value-type="float" office:value="13875.2" calcext:value-type="float">
            <text:p>13875.2</text:p>
          </table:table-cell>
          <table:table-cell office:value-type="float" office:value="13709.5" calcext:value-type="float">
            <text:p>13709.5</text:p>
          </table:table-cell>
          <table:table-cell office:value-type="float" office:value="13860.4" calcext:value-type="float">
            <text:p>13860.4</text:p>
          </table:table-cell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3</text:p>
          </table:table-cell>
          <table:table-cell table:number-columns-repeated="78"/>
        </table:table-row>
        <table:table-row table:style-name="ro1">
          <table:table-cell office:value-type="float" office:value="25494.1" calcext:value-type="float">
            <text:p>25494.1</text:p>
          </table:table-cell>
          <table:table-cell table:number-columns-repeated="4" office:value-type="float" office:value="23380" calcext:value-type="float">
            <text:p>23380</text:p>
          </table:table-cell>
          <table:table-cell table:number-columns-repeated="3" office:value-type="float" office:value="22397.6" calcext:value-type="float">
            <text:p>22397.6</text:p>
          </table:table-cell>
          <table:table-cell table:number-columns-repeated="4" office:value-type="float" office:value="21925.4" calcext:value-type="float">
            <text:p>21925.4</text:p>
          </table:table-cell>
          <table:table-cell office:value-type="float" office:value="20883.8" calcext:value-type="float">
            <text:p>20883.8</text:p>
          </table:table-cell>
          <table:table-cell office:value-type="float" office:value="20128.7" calcext:value-type="float">
            <text:p>20128.7</text:p>
          </table:table-cell>
          <table:table-cell table:number-columns-repeated="3" office:value-type="float" office:value="18649.2" calcext:value-type="float">
            <text:p>18649.2</text:p>
          </table:table-cell>
          <table:table-cell table:number-columns-repeated="3" office:value-type="float" office:value="18393.4" calcext:value-type="float">
            <text:p>18393.4</text:p>
          </table:table-cell>
          <table:table-cell table:number-columns-repeated="3" office:value-type="float" office:value="18164.7" calcext:value-type="float">
            <text:p>18164.7</text:p>
          </table:table-cell>
          <table:table-cell table:number-columns-repeated="2" office:value-type="float" office:value="17051.8" calcext:value-type="float">
            <text:p>17051.8</text:p>
          </table:table-cell>
          <table:table-cell table:number-columns-repeated="4" office:value-type="float" office:value="16747.7" calcext:value-type="float">
            <text:p>16747.7</text:p>
          </table:table-cell>
          <table:table-cell table:number-columns-repeated="2" office:value-type="float" office:value="16656.4" calcext:value-type="float">
            <text:p>16656.4</text:p>
          </table:table-cell>
          <table:table-cell office:value-type="float" office:value="16011.4" calcext:value-type="float">
            <text:p>16011.4</text:p>
          </table:table-cell>
          <table:table-cell office:value-type="float" office:value="15537.3" calcext:value-type="float">
            <text:p>15537.3</text:p>
          </table:table-cell>
          <table:table-cell office:value-type="float" office:value="15279.7" calcext:value-type="float">
            <text:p>15279.7</text:p>
          </table:table-cell>
          <table:table-cell table:number-columns-repeated="2" office:value-type="float" office:value="15274" calcext:value-type="float">
            <text:p>15274</text:p>
          </table:table-cell>
          <table:table-cell office:value-type="float" office:value="14774.2" calcext:value-type="float">
            <text:p>14774.2</text:p>
          </table:table-cell>
          <table:table-cell office:value-type="float" office:value="14583.7" calcext:value-type="float">
            <text:p>14583.7</text:p>
          </table:table-cell>
          <table:table-cell office:value-type="float" office:value="14432.5" calcext:value-type="float">
            <text:p>14432.5</text:p>
          </table:table-cell>
          <table:table-cell office:value-type="float" office:value="14199.2" calcext:value-type="float">
            <text:p>14199.2</text:p>
          </table:table-cell>
          <table:table-cell office:value-type="float" office:value="14105.5" calcext:value-type="float">
            <text:p>14105.5</text:p>
          </table:table-cell>
          <table:table-cell office:value-type="float" office:value="13963.4" calcext:value-type="float">
            <text:p>13963.4</text:p>
          </table:table-cell>
          <table:table-cell table:number-columns-repeated="2" office:value-type="float" office:value="13716.8" calcext:value-type="float">
            <text:p>13716.8</text:p>
          </table:table-cell>
          <table:table-cell office:value-type="float" office:value="13611.8" calcext:value-type="float">
            <text:p>13611.8</text:p>
          </table:table-cell>
          <table:table-cell office:value-type="float" office:value="13542.4" calcext:value-type="float">
            <text:p>13542.4</text:p>
          </table:table-cell>
          <table:table-cell office:value-type="float" office:value="13500.5" calcext:value-type="float">
            <text:p>13500.5</text:p>
          </table:table-cell>
          <table:table-cell office:value-type="float" office:value="13442.3" calcext:value-type="float">
            <text:p>13442.3</text:p>
          </table:table-cell>
          <table:table-cell office:value-type="float" office:value="13439.9" calcext:value-type="float">
            <text:p>13439.9</text:p>
          </table:table-cell>
          <table:table-cell office:value-type="float" office:value="13346.1" calcext:value-type="float">
            <text:p>13346.1</text:p>
          </table:table-cell>
          <table:table-cell table:number-columns-repeated="16" office:value-type="float" office:value="13288" calcext:value-type="float">
            <text:p>13288</text:p>
          </table:table-cell>
          <table:table-cell table:number-columns-repeated="19"/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8659.2" calcext:value-type="float">
            <text:p>28659.2</text:p>
          </table:table-cell>
          <table:table-cell office:value-type="float" office:value="28182.1" calcext:value-type="float">
            <text:p>28182.1</text:p>
          </table:table-cell>
          <table:table-cell office:value-type="float" office:value="27874.8" calcext:value-type="float">
            <text:p>27874.8</text:p>
          </table:table-cell>
          <table:table-cell office:value-type="float" office:value="27404.1" calcext:value-type="float">
            <text:p>27404.1</text:p>
          </table:table-cell>
          <table:table-cell office:value-type="float" office:value="27244.3" calcext:value-type="float">
            <text:p>27244.3</text:p>
          </table:table-cell>
          <table:table-cell office:value-type="float" office:value="27165.6" calcext:value-type="float">
            <text:p>27165.6</text:p>
          </table:table-cell>
          <table:table-cell office:value-type="float" office:value="26934.1" calcext:value-type="float">
            <text:p>26934.1</text:p>
          </table:table-cell>
          <table:table-cell office:value-type="float" office:value="26277" calcext:value-type="float">
            <text:p>26277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25943.4" calcext:value-type="float">
            <text:p>25943.4</text:p>
          </table:table-cell>
          <table:table-cell office:value-type="float" office:value="25732.9" calcext:value-type="float">
            <text:p>25732.9</text:p>
          </table:table-cell>
          <table:table-cell office:value-type="float" office:value="25296.9" calcext:value-type="float">
            <text:p>25296.9</text:p>
          </table:table-cell>
          <table:table-cell office:value-type="float" office:value="25313.8" calcext:value-type="float">
            <text:p>25313.8</text:p>
          </table:table-cell>
          <table:table-cell office:value-type="float" office:value="25118.6" calcext:value-type="float">
            <text:p>25118.6</text:p>
          </table:table-cell>
          <table:table-cell office:value-type="float" office:value="24724.7" calcext:value-type="float">
            <text:p>24724.7</text:p>
          </table:table-cell>
          <table:table-cell office:value-type="float" office:value="24144.8" calcext:value-type="float">
            <text:p>24144.8</text:p>
          </table:table-cell>
          <table:table-cell office:value-type="float" office:value="23923.9" calcext:value-type="float">
            <text:p>23923.9</text:p>
          </table:table-cell>
          <table:table-cell office:value-type="float" office:value="23182.4" calcext:value-type="float">
            <text:p>23182.4</text:p>
          </table:table-cell>
          <table:table-cell office:value-type="float" office:value="22865.2" calcext:value-type="float">
            <text:p>22865.2</text:p>
          </table:table-cell>
          <table:table-cell office:value-type="float" office:value="22381.4" calcext:value-type="float">
            <text:p>22381.4</text:p>
          </table:table-cell>
          <table:table-cell office:value-type="float" office:value="22111.8" calcext:value-type="float">
            <text:p>22111.8</text:p>
          </table:table-cell>
          <table:table-cell office:value-type="float" office:value="21620.4" calcext:value-type="float">
            <text:p>21620.4</text:p>
          </table:table-cell>
          <table:table-cell office:value-type="float" office:value="21556.1" calcext:value-type="float">
            <text:p>21556.1</text:p>
          </table:table-cell>
          <table:table-cell office:value-type="float" office:value="21388.8" calcext:value-type="float">
            <text:p>21388.8</text:p>
          </table:table-cell>
          <table:table-cell office:value-type="float" office:value="21224.2" calcext:value-type="float">
            <text:p>21224.2</text:p>
          </table:table-cell>
          <table:table-cell office:value-type="float" office:value="20893" calcext:value-type="float">
            <text:p>20893</text:p>
          </table:table-cell>
          <table:table-cell office:value-type="float" office:value="20947.4" calcext:value-type="float">
            <text:p>20947.4</text:p>
          </table:table-cell>
          <table:table-cell office:value-type="float" office:value="20468" calcext:value-type="float">
            <text:p>20468</text:p>
          </table:table-cell>
          <table:table-cell office:value-type="float" office:value="20303.5" calcext:value-type="float">
            <text:p>20303.5</text:p>
          </table:table-cell>
          <table:table-cell office:value-type="float" office:value="20352" calcext:value-type="float">
            <text:p>20352</text:p>
          </table:table-cell>
          <table:table-cell office:value-type="float" office:value="19953.4" calcext:value-type="float">
            <text:p>19953.4</text:p>
          </table:table-cell>
          <table:table-cell office:value-type="float" office:value="19372.9" calcext:value-type="float">
            <text:p>19372.9</text:p>
          </table:table-cell>
          <table:table-cell office:value-type="float" office:value="18901.6" calcext:value-type="float">
            <text:p>18901.6</text:p>
          </table:table-cell>
          <table:table-cell office:value-type="float" office:value="18642.9" calcext:value-type="float">
            <text:p>18642.9</text:p>
          </table:table-cell>
          <table:table-cell office:value-type="float" office:value="17579.6" calcext:value-type="float">
            <text:p>17579.6</text:p>
          </table:table-cell>
          <table:table-cell office:value-type="float" office:value="17081.5" calcext:value-type="float">
            <text:p>17081.5</text:p>
          </table:table-cell>
          <table:table-cell office:value-type="float" office:value="16216" calcext:value-type="float">
            <text:p>16216</text:p>
          </table:table-cell>
          <table:table-cell office:value-type="float" office:value="15515.5" calcext:value-type="float">
            <text:p>15515.5</text:p>
          </table:table-cell>
          <table:table-cell office:value-type="float" office:value="15147.1" calcext:value-type="float">
            <text:p>15147.1</text:p>
          </table:table-cell>
          <table:table-cell office:value-type="float" office:value="14886.7" calcext:value-type="float">
            <text:p>14886.7</text:p>
          </table:table-cell>
          <table:table-cell office:value-type="float" office:value="14665.3" calcext:value-type="float">
            <text:p>14665.3</text:p>
          </table:table-cell>
          <table:table-cell office:value-type="float" office:value="14570.4" calcext:value-type="float">
            <text:p>14570.4</text:p>
          </table:table-cell>
          <table:table-cell office:value-type="float" office:value="14610.1" calcext:value-type="float">
            <text:p>14610.1</text:p>
          </table:table-cell>
          <table:table-cell office:value-type="float" office:value="14397.3" calcext:value-type="float">
            <text:p>14397.3</text:p>
          </table:table-cell>
          <table:table-cell office:value-type="float" office:value="14363.9" calcext:value-type="float">
            <text:p>14363.9</text:p>
          </table:table-cell>
          <table:table-cell office:value-type="float" office:value="14149.8" calcext:value-type="float">
            <text:p>14149.8</text:p>
          </table:table-cell>
          <table:table-cell office:value-type="float" office:value="13954.8" calcext:value-type="float">
            <text:p>13954.8</text:p>
          </table:table-cell>
          <table:table-cell office:value-type="float" office:value="13818.2" calcext:value-type="float">
            <text:p>13818.2</text:p>
          </table:table-cell>
          <table:table-cell office:value-type="float" office:value="13671" calcext:value-type="float">
            <text:p>13671</text:p>
          </table:table-cell>
          <table:table-cell office:value-type="float" office:value="13813.1" calcext:value-type="float">
            <text:p>13813.1</text:p>
          </table:table-cell>
          <table:table-cell office:value-type="float" office:value="13565.8" calcext:value-type="float">
            <text:p>13565.8</text:p>
          </table:table-cell>
          <table:table-cell office:value-type="float" office:value="13492.7" calcext:value-type="float">
            <text:p>13492.7</text:p>
          </table:table-cell>
          <table:table-cell office:value-type="float" office:value="13447.2" calcext:value-type="float">
            <text:p>13447.2</text:p>
          </table:table-cell>
          <table:table-cell office:value-type="float" office:value="13429.6" calcext:value-type="float">
            <text:p>13429.6</text:p>
          </table:table-cell>
          <table:table-cell office:value-type="float" office:value="13421.3" calcext:value-type="float">
            <text:p>13421.3</text:p>
          </table:table-cell>
          <table:table-cell office:value-type="float" office:value="13445.2" calcext:value-type="float">
            <text:p>13445.2</text:p>
          </table:table-cell>
          <table:table-cell office:value-type="float" office:value="13421.5" calcext:value-type="float">
            <text:p>13421.5</text:p>
          </table:table-cell>
          <table:table-cell office:value-type="float" office:value="13421.2" calcext:value-type="float">
            <text:p>13421.2</text:p>
          </table:table-cell>
          <table:table-cell office:value-type="float" office:value="13469" calcext:value-type="float">
            <text:p>13469</text:p>
          </table:table-cell>
          <table:table-cell office:value-type="float" office:value="13422.6" calcext:value-type="float">
            <text:p>13422.6</text:p>
          </table:table-cell>
          <table:table-cell office:value-type="float" office:value="13421.2" calcext:value-type="float">
            <text:p>13421.2</text:p>
          </table:table-cell>
          <table:table-cell office:value-type="float" office:value="13422.2" calcext:value-type="float">
            <text:p>13422.2</text:p>
          </table:table-cell>
          <table:table-cell office:value-type="float" office:value="13422.6" calcext:value-type="float">
            <text:p>13422.6</text:p>
          </table:table-cell>
          <table:table-cell table:number-columns-repeated="2" office:value-type="float" office:value="13421.2" calcext:value-type="float">
            <text:p>13421.2</text:p>
          </table:table-cell>
          <table:table-cell table:number-columns-repeated="19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4</text:p>
          </table:table-cell>
          <table:table-cell table:number-columns-repeated="78"/>
        </table:table-row>
        <table:table-row table:style-name="ro1">
          <table:table-cell office:value-type="float" office:value="24928.9" calcext:value-type="float">
            <text:p>24928.9</text:p>
          </table:table-cell>
          <table:table-cell table:number-columns-repeated="2" office:value-type="float" office:value="22686.7" calcext:value-type="float">
            <text:p>22686.7</text:p>
          </table:table-cell>
          <table:table-cell table:number-columns-repeated="6" office:value-type="float" office:value="21693.1" calcext:value-type="float">
            <text:p>21693.1</text:p>
          </table:table-cell>
          <table:table-cell table:number-columns-repeated="4" office:value-type="float" office:value="21034.4" calcext:value-type="float">
            <text:p>21034.4</text:p>
          </table:table-cell>
          <table:table-cell office:value-type="float" office:value="20650.2" calcext:value-type="float">
            <text:p>20650.2</text:p>
          </table:table-cell>
          <table:table-cell table:number-columns-repeated="2" office:value-type="float" office:value="20303.1" calcext:value-type="float">
            <text:p>20303.1</text:p>
          </table:table-cell>
          <table:table-cell table:number-columns-repeated="2" office:value-type="float" office:value="19402.6" calcext:value-type="float">
            <text:p>19402.6</text:p>
          </table:table-cell>
          <table:table-cell table:number-columns-repeated="2" office:value-type="float" office:value="19090.9" calcext:value-type="float">
            <text:p>19090.9</text:p>
          </table:table-cell>
          <table:table-cell office:value-type="float" office:value="18592.3" calcext:value-type="float">
            <text:p>18592.3</text:p>
          </table:table-cell>
          <table:table-cell table:number-columns-repeated="2" office:value-type="float" office:value="17909.9" calcext:value-type="float">
            <text:p>17909.9</text:p>
          </table:table-cell>
          <table:table-cell office:value-type="float" office:value="17369.7" calcext:value-type="float">
            <text:p>17369.7</text:p>
          </table:table-cell>
          <table:table-cell office:value-type="float" office:value="17080.3" calcext:value-type="float">
            <text:p>17080.3</text:p>
          </table:table-cell>
          <table:table-cell office:value-type="float" office:value="16988.6" calcext:value-type="float">
            <text:p>16988.6</text:p>
          </table:table-cell>
          <table:table-cell table:number-columns-repeated="2" office:value-type="float" office:value="16522.7" calcext:value-type="float">
            <text:p>16522.7</text:p>
          </table:table-cell>
          <table:table-cell office:value-type="float" office:value="16366.6" calcext:value-type="float">
            <text:p>16366.6</text:p>
          </table:table-cell>
          <table:table-cell office:value-type="float" office:value="16118.8" calcext:value-type="float">
            <text:p>16118.8</text:p>
          </table:table-cell>
          <table:table-cell table:number-columns-repeated="2" office:value-type="float" office:value="15629.2" calcext:value-type="float">
            <text:p>15629.2</text:p>
          </table:table-cell>
          <table:table-cell table:number-columns-repeated="2" office:value-type="float" office:value="15221.7" calcext:value-type="float">
            <text:p>15221.7</text:p>
          </table:table-cell>
          <table:table-cell office:value-type="float" office:value="15148.9" calcext:value-type="float">
            <text:p>15148.9</text:p>
          </table:table-cell>
          <table:table-cell table:number-columns-repeated="2" office:value-type="float" office:value="14905.2" calcext:value-type="float">
            <text:p>14905.2</text:p>
          </table:table-cell>
          <table:table-cell office:value-type="float" office:value="14897.9" calcext:value-type="float">
            <text:p>14897.9</text:p>
          </table:table-cell>
          <table:table-cell office:value-type="float" office:value="14742.4" calcext:value-type="float">
            <text:p>14742.4</text:p>
          </table:table-cell>
          <table:table-cell office:value-type="float" office:value="14678.8" calcext:value-type="float">
            <text:p>14678.8</text:p>
          </table:table-cell>
          <table:table-cell table:number-columns-repeated="2" office:value-type="float" office:value="14621.6" calcext:value-type="float">
            <text:p>14621.6</text:p>
          </table:table-cell>
          <table:table-cell office:value-type="float" office:value="14580.3" calcext:value-type="float">
            <text:p>14580.3</text:p>
          </table:table-cell>
          <table:table-cell office:value-type="float" office:value="14576.6" calcext:value-type="float">
            <text:p>14576.6</text:p>
          </table:table-cell>
          <table:table-cell office:value-type="float" office:value="14561.9" calcext:value-type="float">
            <text:p>14561.9</text:p>
          </table:table-cell>
          <table:table-cell table:number-columns-repeated="16" office:value-type="float" office:value="14532.3" calcext:value-type="float">
            <text:p>14532.3</text:p>
          </table:table-cell>
          <table:table-cell table:number-columns-repeated="24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8447.9" calcext:value-type="float">
            <text:p>28447.9</text:p>
          </table:table-cell>
          <table:table-cell office:value-type="float" office:value="28039.7" calcext:value-type="float">
            <text:p>28039.7</text:p>
          </table:table-cell>
          <table:table-cell office:value-type="float" office:value="27560.2" calcext:value-type="float">
            <text:p>27560.2</text:p>
          </table:table-cell>
          <table:table-cell office:value-type="float" office:value="27471" calcext:value-type="float">
            <text:p>27471</text:p>
          </table:table-cell>
          <table:table-cell office:value-type="float" office:value="27222.6" calcext:value-type="float">
            <text:p>27222.6</text:p>
          </table:table-cell>
          <table:table-cell office:value-type="float" office:value="27476.8" calcext:value-type="float">
            <text:p>27476.8</text:p>
          </table:table-cell>
          <table:table-cell office:value-type="float" office:value="26975.4" calcext:value-type="float">
            <text:p>26975.4</text:p>
          </table:table-cell>
          <table:table-cell office:value-type="float" office:value="26873.2" calcext:value-type="float">
            <text:p>26873.2</text:p>
          </table:table-cell>
          <table:table-cell office:value-type="float" office:value="26634.1" calcext:value-type="float">
            <text:p>26634.1</text:p>
          </table:table-cell>
          <table:table-cell office:value-type="float" office:value="26243.5" calcext:value-type="float">
            <text:p>26243.5</text:p>
          </table:table-cell>
          <table:table-cell office:value-type="float" office:value="26130.9" calcext:value-type="float">
            <text:p>26130.9</text:p>
          </table:table-cell>
          <table:table-cell office:value-type="float" office:value="25643.4" calcext:value-type="float">
            <text:p>25643.4</text:p>
          </table:table-cell>
          <table:table-cell office:value-type="float" office:value="25017" calcext:value-type="float">
            <text:p>25017</text:p>
          </table:table-cell>
          <table:table-cell office:value-type="float" office:value="24345.6" calcext:value-type="float">
            <text:p>24345.6</text:p>
          </table:table-cell>
          <table:table-cell office:value-type="float" office:value="23829.4" calcext:value-type="float">
            <text:p>23829.4</text:p>
          </table:table-cell>
          <table:table-cell office:value-type="float" office:value="23486.9" calcext:value-type="float">
            <text:p>23486.9</text:p>
          </table:table-cell>
          <table:table-cell office:value-type="float" office:value="23381.7" calcext:value-type="float">
            <text:p>23381.7</text:p>
          </table:table-cell>
          <table:table-cell office:value-type="float" office:value="22819.8" calcext:value-type="float">
            <text:p>22819.8</text:p>
          </table:table-cell>
          <table:table-cell office:value-type="float" office:value="22253.9" calcext:value-type="float">
            <text:p>22253.9</text:p>
          </table:table-cell>
          <table:table-cell office:value-type="float" office:value="21937.5" calcext:value-type="float">
            <text:p>21937.5</text:p>
          </table:table-cell>
          <table:table-cell office:value-type="float" office:value="20935.4" calcext:value-type="float">
            <text:p>20935.4</text:p>
          </table:table-cell>
          <table:table-cell office:value-type="float" office:value="20222.8" calcext:value-type="float">
            <text:p>20222.8</text:p>
          </table:table-cell>
          <table:table-cell office:value-type="float" office:value="19638.3" calcext:value-type="float">
            <text:p>19638.3</text:p>
          </table:table-cell>
          <table:table-cell office:value-type="float" office:value="19060.1" calcext:value-type="float">
            <text:p>19060.1</text:p>
          </table:table-cell>
          <table:table-cell office:value-type="float" office:value="18742.9" calcext:value-type="float">
            <text:p>18742.9</text:p>
          </table:table-cell>
          <table:table-cell office:value-type="float" office:value="18498" calcext:value-type="float">
            <text:p>18498</text:p>
          </table:table-cell>
          <table:table-cell office:value-type="float" office:value="17994.4" calcext:value-type="float">
            <text:p>17994.4</text:p>
          </table:table-cell>
          <table:table-cell office:value-type="float" office:value="17843.4" calcext:value-type="float">
            <text:p>17843.4</text:p>
          </table:table-cell>
          <table:table-cell office:value-type="float" office:value="17661.5" calcext:value-type="float">
            <text:p>17661.5</text:p>
          </table:table-cell>
          <table:table-cell office:value-type="float" office:value="17456.7" calcext:value-type="float">
            <text:p>17456.7</text:p>
          </table:table-cell>
          <table:table-cell office:value-type="float" office:value="17398.3" calcext:value-type="float">
            <text:p>17398.3</text:p>
          </table:table-cell>
          <table:table-cell office:value-type="float" office:value="17267" calcext:value-type="float">
            <text:p>17267</text:p>
          </table:table-cell>
          <table:table-cell office:value-type="float" office:value="16852.6" calcext:value-type="float">
            <text:p>16852.6</text:p>
          </table:table-cell>
          <table:table-cell office:value-type="float" office:value="16347.6" calcext:value-type="float">
            <text:p>16347.6</text:p>
          </table:table-cell>
          <table:table-cell office:value-type="float" office:value="15743.1" calcext:value-type="float">
            <text:p>15743.1</text:p>
          </table:table-cell>
          <table:table-cell office:value-type="float" office:value="15675.7" calcext:value-type="float">
            <text:p>15675.7</text:p>
          </table:table-cell>
          <table:table-cell office:value-type="float" office:value="15460.6" calcext:value-type="float">
            <text:p>15460.6</text:p>
          </table:table-cell>
          <table:table-cell office:value-type="float" office:value="15487.6" calcext:value-type="float">
            <text:p>15487.6</text:p>
          </table:table-cell>
          <table:table-cell office:value-type="float" office:value="15340.7" calcext:value-type="float">
            <text:p>15340.7</text:p>
          </table:table-cell>
          <table:table-cell office:value-type="float" office:value="15297.1" calcext:value-type="float">
            <text:p>15297.1</text:p>
          </table:table-cell>
          <table:table-cell office:value-type="float" office:value="15240.8" calcext:value-type="float">
            <text:p>15240.8</text:p>
          </table:table-cell>
          <table:table-cell office:value-type="float" office:value="15058.5" calcext:value-type="float">
            <text:p>15058.5</text:p>
          </table:table-cell>
          <table:table-cell office:value-type="float" office:value="14859.4" calcext:value-type="float">
            <text:p>14859.4</text:p>
          </table:table-cell>
          <table:table-cell office:value-type="float" office:value="14889.1" calcext:value-type="float">
            <text:p>14889.1</text:p>
          </table:table-cell>
          <table:table-cell office:value-type="float" office:value="14743" calcext:value-type="float">
            <text:p>14743</text:p>
          </table:table-cell>
          <table:table-cell office:value-type="float" office:value="14979.3" calcext:value-type="float">
            <text:p>14979.3</text:p>
          </table:table-cell>
          <table:table-cell office:value-type="float" office:value="15310.7" calcext:value-type="float">
            <text:p>15310.7</text:p>
          </table:table-cell>
          <table:table-cell office:value-type="float" office:value="14843.9" calcext:value-type="float">
            <text:p>14843.9</text:p>
          </table:table-cell>
          <table:table-cell office:value-type="float" office:value="15023.9" calcext:value-type="float">
            <text:p>15023.9</text:p>
          </table:table-cell>
          <table:table-cell office:value-type="float" office:value="15230.6" calcext:value-type="float">
            <text:p>15230.6</text:p>
          </table:table-cell>
          <table:table-cell office:value-type="float" office:value="15076.6" calcext:value-type="float">
            <text:p>15076.6</text:p>
          </table:table-cell>
          <table:table-cell office:value-type="float" office:value="15040.1" calcext:value-type="float">
            <text:p>15040.1</text:p>
          </table:table-cell>
          <table:table-cell office:value-type="float" office:value="15079.3" calcext:value-type="float">
            <text:p>15079.3</text:p>
          </table:table-cell>
          <table:table-cell office:value-type="float" office:value="15271.4" calcext:value-type="float">
            <text:p>15271.4</text:p>
          </table:table-cell>
          <table:table-cell office:value-type="float" office:value="15221.6" calcext:value-type="float">
            <text:p>15221.6</text:p>
          </table:table-cell>
          <table:table-cell office:value-type="float" office:value="15022.2" calcext:value-type="float">
            <text:p>15022.2</text:p>
          </table:table-cell>
          <table:table-cell office:value-type="float" office:value="14944.8" calcext:value-type="float">
            <text:p>14944.8</text:p>
          </table:table-cell>
          <table:table-cell office:value-type="float" office:value="14882.5" calcext:value-type="float">
            <text:p>14882.5</text:p>
          </table:table-cell>
          <table:table-cell office:value-type="float" office:value="14919.8" calcext:value-type="float">
            <text:p>14919.8</text:p>
          </table:table-cell>
          <table:table-cell office:value-type="float" office:value="14943" calcext:value-type="float">
            <text:p>14943</text:p>
          </table:table-cell>
          <table:table-cell table:number-columns-repeated="24"/>
        </table:table-row>
        <table:table-row table:style-name="ro1">
          <table:table-cell table:number-columns-repeated="85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100</text:p>
          </table:table-cell>
          <table:table-cell office:value-type="string" calcext:value-type="string">
            <text:p>Run: 5</text:p>
          </table:table-cell>
          <table:table-cell table:number-columns-repeated="78"/>
        </table:table-row>
        <table:table-row table:style-name="ro1">
          <table:table-cell office:value-type="float" office:value="25405.4" calcext:value-type="float">
            <text:p>25405.4</text:p>
          </table:table-cell>
          <table:table-cell office:value-type="float" office:value="23794" calcext:value-type="float">
            <text:p>23794</text:p>
          </table:table-cell>
          <table:table-cell table:number-columns-repeated="3" office:value-type="float" office:value="22779.9" calcext:value-type="float">
            <text:p>22779.9</text:p>
          </table:table-cell>
          <table:table-cell table:number-columns-repeated="3" office:value-type="float" office:value="22424.9" calcext:value-type="float">
            <text:p>22424.9</text:p>
          </table:table-cell>
          <table:table-cell office:value-type="float" office:value="22136.1" calcext:value-type="float">
            <text:p>22136.1</text:p>
          </table:table-cell>
          <table:table-cell office:value-type="float" office:value="22079.9" calcext:value-type="float">
            <text:p>22079.9</text:p>
          </table:table-cell>
          <table:table-cell table:number-columns-repeated="2" office:value-type="float" office:value="21082.4" calcext:value-type="float">
            <text:p>21082.4</text:p>
          </table:table-cell>
          <table:table-cell table:number-columns-repeated="3" office:value-type="float" office:value="18414.3" calcext:value-type="float">
            <text:p>18414.3</text:p>
          </table:table-cell>
          <table:table-cell office:value-type="float" office:value="18167.9" calcext:value-type="float">
            <text:p>18167.9</text:p>
          </table:table-cell>
          <table:table-cell office:value-type="float" office:value="17861.9" calcext:value-type="float">
            <text:p>17861.9</text:p>
          </table:table-cell>
          <table:table-cell office:value-type="float" office:value="17705.1" calcext:value-type="float">
            <text:p>17705.1</text:p>
          </table:table-cell>
          <table:table-cell office:value-type="float" office:value="17405.4" calcext:value-type="float">
            <text:p>17405.4</text:p>
          </table:table-cell>
          <table:table-cell office:value-type="float" office:value="16997.1" calcext:value-type="float">
            <text:p>16997.1</text:p>
          </table:table-cell>
          <table:table-cell office:value-type="float" office:value="16857" calcext:value-type="float">
            <text:p>16857</text:p>
          </table:table-cell>
          <table:table-cell office:value-type="float" office:value="16120.2" calcext:value-type="float">
            <text:p>16120.2</text:p>
          </table:table-cell>
          <table:table-cell table:number-columns-repeated="5" office:value-type="float" office:value="14762.5" calcext:value-type="float">
            <text:p>14762.5</text:p>
          </table:table-cell>
          <table:table-cell office:value-type="float" office:value="14545.9" calcext:value-type="float">
            <text:p>14545.9</text:p>
          </table:table-cell>
          <table:table-cell office:value-type="float" office:value="14373.3" calcext:value-type="float">
            <text:p>14373.3</text:p>
          </table:table-cell>
          <table:table-cell office:value-type="float" office:value="14106" calcext:value-type="float">
            <text:p>14106</text:p>
          </table:table-cell>
          <table:table-cell table:number-columns-repeated="2" office:value-type="float" office:value="14021.3" calcext:value-type="float">
            <text:p>14021.3</text:p>
          </table:table-cell>
          <table:table-cell office:value-type="float" office:value="13887.3" calcext:value-type="float">
            <text:p>13887.3</text:p>
          </table:table-cell>
          <table:table-cell office:value-type="float" office:value="13863.8" calcext:value-type="float">
            <text:p>13863.8</text:p>
          </table:table-cell>
          <table:table-cell office:value-type="float" office:value="13785.1" calcext:value-type="float">
            <text:p>13785.1</text:p>
          </table:table-cell>
          <table:table-cell office:value-type="float" office:value="13769.2" calcext:value-type="float">
            <text:p>13769.2</text:p>
          </table:table-cell>
          <table:table-cell table:number-columns-repeated="2" office:value-type="float" office:value="13681.7" calcext:value-type="float">
            <text:p>13681.7</text:p>
          </table:table-cell>
          <table:table-cell table:number-columns-repeated="16" office:value-type="float" office:value="13657.1" calcext:value-type="float">
            <text:p>13657.1</text:p>
          </table:table-cell>
          <table:table-cell table:number-columns-repeated="31"/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8556" calcext:value-type="float">
            <text:p>28556</text:p>
          </table:table-cell>
          <table:table-cell office:value-type="float" office:value="28358.7" calcext:value-type="float">
            <text:p>28358.7</text:p>
          </table:table-cell>
          <table:table-cell office:value-type="float" office:value="27921.2" calcext:value-type="float">
            <text:p>27921.2</text:p>
          </table:table-cell>
          <table:table-cell office:value-type="float" office:value="27449.9" calcext:value-type="float">
            <text:p>27449.9</text:p>
          </table:table-cell>
          <table:table-cell office:value-type="float" office:value="27379.3" calcext:value-type="float">
            <text:p>27379.3</text:p>
          </table:table-cell>
          <table:table-cell office:value-type="float" office:value="27048.6" calcext:value-type="float">
            <text:p>27048.6</text:p>
          </table:table-cell>
          <table:table-cell office:value-type="float" office:value="26866.3" calcext:value-type="float">
            <text:p>26866.3</text:p>
          </table:table-cell>
          <table:table-cell office:value-type="float" office:value="26447.6" calcext:value-type="float">
            <text:p>26447.6</text:p>
          </table:table-cell>
          <table:table-cell office:value-type="float" office:value="26060.2" calcext:value-type="float">
            <text:p>26060.2</text:p>
          </table:table-cell>
          <table:table-cell office:value-type="float" office:value="25348.1" calcext:value-type="float">
            <text:p>25348.1</text:p>
          </table:table-cell>
          <table:table-cell office:value-type="float" office:value="24879.1" calcext:value-type="float">
            <text:p>24879.1</text:p>
          </table:table-cell>
          <table:table-cell office:value-type="float" office:value="24165.7" calcext:value-type="float">
            <text:p>24165.7</text:p>
          </table:table-cell>
          <table:table-cell office:value-type="float" office:value="23330.1" calcext:value-type="float">
            <text:p>23330.1</text:p>
          </table:table-cell>
          <table:table-cell office:value-type="float" office:value="22836.9" calcext:value-type="float">
            <text:p>22836.9</text:p>
          </table:table-cell>
          <table:table-cell office:value-type="float" office:value="22432.6" calcext:value-type="float">
            <text:p>22432.6</text:p>
          </table:table-cell>
          <table:table-cell office:value-type="float" office:value="21777.2" calcext:value-type="float">
            <text:p>21777.2</text:p>
          </table:table-cell>
          <table:table-cell office:value-type="float" office:value="21066.7" calcext:value-type="float">
            <text:p>21066.7</text:p>
          </table:table-cell>
          <table:table-cell office:value-type="float" office:value="20276.5" calcext:value-type="float">
            <text:p>20276.5</text:p>
          </table:table-cell>
          <table:table-cell office:value-type="float" office:value="20108.2" calcext:value-type="float">
            <text:p>20108.2</text:p>
          </table:table-cell>
          <table:table-cell office:value-type="float" office:value="19500.6" calcext:value-type="float">
            <text:p>19500.6</text:p>
          </table:table-cell>
          <table:table-cell office:value-type="float" office:value="19048.1" calcext:value-type="float">
            <text:p>19048.1</text:p>
          </table:table-cell>
          <table:table-cell office:value-type="float" office:value="19030.5" calcext:value-type="float">
            <text:p>19030.5</text:p>
          </table:table-cell>
          <table:table-cell office:value-type="float" office:value="18582.8" calcext:value-type="float">
            <text:p>18582.8</text:p>
          </table:table-cell>
          <table:table-cell office:value-type="float" office:value="18089.8" calcext:value-type="float">
            <text:p>18089.8</text:p>
          </table:table-cell>
          <table:table-cell office:value-type="float" office:value="17693" calcext:value-type="float">
            <text:p>17693</text:p>
          </table:table-cell>
          <table:table-cell office:value-type="float" office:value="17421.3" calcext:value-type="float">
            <text:p>17421.3</text:p>
          </table:table-cell>
          <table:table-cell office:value-type="float" office:value="16518.5" calcext:value-type="float">
            <text:p>16518.5</text:p>
          </table:table-cell>
          <table:table-cell office:value-type="float" office:value="15386.7" calcext:value-type="float">
            <text:p>15386.7</text:p>
          </table:table-cell>
          <table:table-cell office:value-type="float" office:value="14873.5" calcext:value-type="float">
            <text:p>14873.5</text:p>
          </table:table-cell>
          <table:table-cell office:value-type="float" office:value="14702.8" calcext:value-type="float">
            <text:p>14702.8</text:p>
          </table:table-cell>
          <table:table-cell office:value-type="float" office:value="14447.2" calcext:value-type="float">
            <text:p>14447.2</text:p>
          </table:table-cell>
          <table:table-cell office:value-type="float" office:value="14314.1" calcext:value-type="float">
            <text:p>14314.1</text:p>
          </table:table-cell>
          <table:table-cell office:value-type="float" office:value="14247.9" calcext:value-type="float">
            <text:p>14247.9</text:p>
          </table:table-cell>
          <table:table-cell office:value-type="float" office:value="14135.8" calcext:value-type="float">
            <text:p>14135.8</text:p>
          </table:table-cell>
          <table:table-cell office:value-type="float" office:value="14043.7" calcext:value-type="float">
            <text:p>14043.7</text:p>
          </table:table-cell>
          <table:table-cell office:value-type="float" office:value="13982.3" calcext:value-type="float">
            <text:p>13982.3</text:p>
          </table:table-cell>
          <table:table-cell office:value-type="float" office:value="13931.1" calcext:value-type="float">
            <text:p>13931.1</text:p>
          </table:table-cell>
          <table:table-cell office:value-type="float" office:value="13883.1" calcext:value-type="float">
            <text:p>13883.1</text:p>
          </table:table-cell>
          <table:table-cell office:value-type="float" office:value="13826.6" calcext:value-type="float">
            <text:p>13826.6</text:p>
          </table:table-cell>
          <table:table-cell office:value-type="float" office:value="13809.9" calcext:value-type="float">
            <text:p>13809.9</text:p>
          </table:table-cell>
          <table:table-cell office:value-type="float" office:value="13806.5" calcext:value-type="float">
            <text:p>13806.5</text:p>
          </table:table-cell>
          <table:table-cell office:value-type="float" office:value="13795.1" calcext:value-type="float">
            <text:p>13795.1</text:p>
          </table:table-cell>
          <table:table-cell office:value-type="float" office:value="13809.9" calcext:value-type="float">
            <text:p>13809.9</text:p>
          </table:table-cell>
          <table:table-cell office:value-type="float" office:value="13795.1" calcext:value-type="float">
            <text:p>13795.1</text:p>
          </table:table-cell>
          <table:table-cell office:value-type="float" office:value="13795" calcext:value-type="float">
            <text:p>13795</text:p>
          </table:table-cell>
          <table:table-cell table:number-columns-repeated="2" office:value-type="float" office:value="13794.9" calcext:value-type="float">
            <text:p>13794.9</text:p>
          </table:table-cell>
          <table:table-cell office:value-type="float" office:value="13804.9" calcext:value-type="float">
            <text:p>13804.9</text:p>
          </table:table-cell>
          <table:table-cell office:value-type="float" office:value="13803.5" calcext:value-type="float">
            <text:p>13803.5</text:p>
          </table:table-cell>
          <table:table-cell office:value-type="float" office:value="13795" calcext:value-type="float">
            <text:p>13795</text:p>
          </table:table-cell>
          <table:table-cell office:value-type="float" office:value="13818.1" calcext:value-type="float">
            <text:p>13818.1</text:p>
          </table:table-cell>
          <table:table-cell office:value-type="float" office:value="13795.2" calcext:value-type="float">
            <text:p>13795.2</text:p>
          </table:table-cell>
          <table:table-cell office:value-type="float" office:value="13811.8" calcext:value-type="float">
            <text:p>13811.8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0:44:48.212749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1:51:56.265026557</dc:date>
    <dc:creator>Eric </dc:creator>
    <meta:generator>LibreOffice/4.2.7.2$Linux_X86_64 LibreOffice_project/420m0$Build-2</meta:generator>
    <meta:editing-duration>P0D</meta:editing-duration>
    <meta:editing-cycles>2</meta:editing-cycles>
    <meta:document-statistic meta:table-count="1" meta:cell-count="7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dd4814" draw:fill-color="#dd481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22cm" svg:height="9.589cm" xlink:href=".." xlink:type="simple" chart:class="chart:line" chart:style-name="ch1">
        <chart:title svg:x="5.281cm" svg:y="0.001cm" chart:style-name="ch2">
          <text:p>Elite Fitness for each Generation</text:p>
        </chart:title>
        <chart:subtitle svg:x="2.174cm" svg:y="0.668cm" chart:style-name="ch3">
          <text:p>Crossover: 100%, Mutation: 0%, Population: 100, K: 5, Dynamic Mutation: Off </text:p>
        </chart:subtitle>
        <chart:legend chart:legend-position="end" svg:x="15.373cm" svg:y="3.499cm" style:legend-expansion="high" chart:style-name="ch4"/>
        <chart:plot-area chart:style-name="ch5" table:cell-range-address="Sheet1.G1:Sheet1.G1 Sheet1.A2:Sheet1.BO2 Sheet1.G5:Sheet1.G5 Sheet1.A6:Sheet1.CG6 Sheet1.G9:Sheet1.G9 Sheet1.A10:Sheet1.BN10 Sheet1.G13:Sheet1.G13 Sheet1.A14:Sheet1.BI14 Sheet1.G17:Sheet1.G17 Sheet1.A18:Sheet1.BB18" chart:data-source-has-labels="column" svg:x="0.46cm" svg:y="1.069cm" svg:width="14.637cm" svg:height="8.144cm">
          <chartooo:coordinate-region svg:x="1.637cm" svg:y="1.268cm" svg:width="13.46cm" svg:height="7.153cm"/>
          <chart:axis chart:dimension="x" chart:name="primary-x" chart:style-name="ch6">
            <chart:title svg:x="6.914cm" svg:y="9.029cm" chart:style-name="ch7">
              <text:p>Generation</text:p>
            </chart:title>
          </chart:axis>
          <chart:axis chart:dimension="y" chart:name="primary-y" chart:style-name="ch8">
            <chart:title svg:x="0cm" svg:y="5.714cm" chart:style-name="ch9">
              <text:p>Fitness</text:p>
            </chart:title>
            <chart:grid chart:style-name="ch10" chart:class="major"/>
          </chart:axis>
          <chart:series chart:style-name="ch11" chart:values-cell-range-address="Sheet1.A2:Sheet1.BO2" chart:label-cell-address="Sheet1.G1:Sheet1.G1" chart:class="chart:line">
            <chart:data-point chart:repeated="67"/>
          </chart:series>
          <chart:series chart:style-name="ch12" chart:values-cell-range-address="Sheet1.A6:Sheet1.CG6" chart:label-cell-address="Sheet1.G5:Sheet1.G5" chart:class="chart:line">
            <chart:data-point chart:repeated="85"/>
          </chart:series>
          <chart:series chart:style-name="ch13" chart:values-cell-range-address="Sheet1.A10:Sheet1.BN10" chart:label-cell-address="Sheet1.G9:Sheet1.G9" chart:class="chart:line">
            <chart:data-point chart:repeated="66"/>
          </chart:series>
          <chart:series chart:style-name="ch14" chart:values-cell-range-address="Sheet1.A14:Sheet1.BI14" chart:label-cell-address="Sheet1.G13:Sheet1.G13" chart:class="chart:line">
            <chart:data-point chart:repeated="61"/>
          </chart:series>
          <chart:series chart:style-name="ch15" chart:values-cell-range-address="Sheet1.A18:Sheet1.BB18" chart:label-cell-address="Sheet1.G17:Sheet1.G17" chart:class="chart:line">
            <chart:data-point chart:repeated="5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5299.9">
                <text:p>25299.9</text:p>
                <draw:g>
                  <svg:desc>Sheet1.A2:Sheet1.BO2</svg:desc>
                </draw:g>
              </table:table-cell>
              <table:table-cell office:value-type="float" office:value="25227.2">
                <text:p>25227.2</text:p>
              </table:table-cell>
              <table:table-cell office:value-type="float" office:value="24330.1">
                <text:p>24330.1</text:p>
              </table:table-cell>
              <table:table-cell office:value-type="float" office:value="24330.1">
                <text:p>24330.1</text:p>
              </table:table-cell>
              <table:table-cell office:value-type="float" office:value="24330.1">
                <text:p>24330.1</text:p>
              </table:table-cell>
              <table:table-cell office:value-type="float" office:value="22713.5">
                <text:p>22713.5</text:p>
              </table:table-cell>
              <table:table-cell office:value-type="float" office:value="22713.5">
                <text:p>22713.5</text:p>
              </table:table-cell>
              <table:table-cell office:value-type="float" office:value="22713.5">
                <text:p>22713.5</text:p>
              </table:table-cell>
              <table:table-cell office:value-type="float" office:value="22713.5">
                <text:p>22713.5</text:p>
              </table:table-cell>
              <table:table-cell office:value-type="float" office:value="22328.5">
                <text:p>22328.5</text:p>
              </table:table-cell>
              <table:table-cell office:value-type="float" office:value="22010">
                <text:p>22010</text:p>
              </table:table-cell>
              <table:table-cell office:value-type="float" office:value="20929.9">
                <text:p>20929.9</text:p>
              </table:table-cell>
              <table:table-cell office:value-type="float" office:value="20929.9">
                <text:p>20929.9</text:p>
              </table:table-cell>
              <table:table-cell office:value-type="float" office:value="19397">
                <text:p>19397</text:p>
              </table:table-cell>
              <table:table-cell office:value-type="float" office:value="19397">
                <text:p>19397</text:p>
              </table:table-cell>
              <table:table-cell office:value-type="float" office:value="19397">
                <text:p>19397</text:p>
              </table:table-cell>
              <table:table-cell office:value-type="float" office:value="19397">
                <text:p>19397</text:p>
              </table:table-cell>
              <table:table-cell office:value-type="float" office:value="19172.6">
                <text:p>19172.6</text:p>
              </table:table-cell>
              <table:table-cell office:value-type="float" office:value="19046.3">
                <text:p>19046.3</text:p>
              </table:table-cell>
              <table:table-cell office:value-type="float" office:value="18613.5">
                <text:p>18613.5</text:p>
              </table:table-cell>
              <table:table-cell office:value-type="float" office:value="18335.8">
                <text:p>18335.8</text:p>
              </table:table-cell>
              <table:table-cell office:value-type="float" office:value="18176">
                <text:p>18176</text:p>
              </table:table-cell>
              <table:table-cell office:value-type="float" office:value="18176">
                <text:p>18176</text:p>
              </table:table-cell>
              <table:table-cell office:value-type="float" office:value="17474.5">
                <text:p>17474.5</text:p>
              </table:table-cell>
              <table:table-cell office:value-type="float" office:value="17375.5">
                <text:p>17375.5</text:p>
              </table:table-cell>
              <table:table-cell office:value-type="float" office:value="17186.3">
                <text:p>17186.3</text:p>
              </table:table-cell>
              <table:table-cell office:value-type="float" office:value="17066.3">
                <text:p>17066.3</text:p>
              </table:table-cell>
              <table:table-cell office:value-type="float" office:value="16682.7">
                <text:p>16682.7</text:p>
              </table:table-cell>
              <table:table-cell office:value-type="float" office:value="16682.7">
                <text:p>16682.7</text:p>
              </table:table-cell>
              <table:table-cell office:value-type="float" office:value="15935.8">
                <text:p>15935.8</text:p>
              </table:table-cell>
              <table:table-cell office:value-type="float" office:value="15935.8">
                <text:p>15935.8</text:p>
              </table:table-cell>
              <table:table-cell office:value-type="float" office:value="15577.2">
                <text:p>15577.2</text:p>
              </table:table-cell>
              <table:table-cell office:value-type="float" office:value="15577.2">
                <text:p>15577.2</text:p>
              </table:table-cell>
              <table:table-cell office:value-type="float" office:value="15577.2">
                <text:p>15577.2</text:p>
              </table:table-cell>
              <table:table-cell office:value-type="float" office:value="15551.8">
                <text:p>15551.8</text:p>
              </table:table-cell>
              <table:table-cell office:value-type="float" office:value="15377.9">
                <text:p>15377.9</text:p>
              </table:table-cell>
              <table:table-cell office:value-type="float" office:value="15218.3">
                <text:p>15218.3</text:p>
              </table:table-cell>
              <table:table-cell office:value-type="float" office:value="15188.9">
                <text:p>15188.9</text:p>
              </table:table-cell>
              <table:table-cell office:value-type="float" office:value="15149.1">
                <text:p>15149.1</text:p>
              </table:table-cell>
              <table:table-cell office:value-type="float" office:value="15069.9">
                <text:p>15069.9</text:p>
              </table:table-cell>
              <table:table-cell office:value-type="float" office:value="15069.9">
                <text:p>15069.9</text:p>
              </table:table-cell>
              <table:table-cell office:value-type="float" office:value="15008.9">
                <text:p>15008.9</text:p>
              </table:table-cell>
              <table:table-cell office:value-type="float" office:value="14819.5">
                <text:p>14819.5</text:p>
              </table:table-cell>
              <table:table-cell office:value-type="float" office:value="14810">
                <text:p>14810</text:p>
              </table:table-cell>
              <table:table-cell office:value-type="float" office:value="14810">
                <text:p>14810</text:p>
              </table:table-cell>
              <table:table-cell office:value-type="float" office:value="14810">
                <text:p>14810</text:p>
              </table:table-cell>
              <table:table-cell office:value-type="float" office:value="14810">
                <text:p>14810</text:p>
              </table:table-cell>
              <table:table-cell office:value-type="float" office:value="14810">
                <text:p>14810</text:p>
              </table:table-cell>
              <table:table-cell office:value-type="float" office:value="14751.6">
                <text:p>14751.6</text:p>
              </table:table-cell>
              <table:table-cell office:value-type="float" office:value="14751.6">
                <text:p>14751.6</text:p>
              </table:table-cell>
              <table:table-cell office:value-type="float" office:value="14751.6">
                <text:p>14751.6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  <table:table-cell office:value-type="float" office:value="14309.8">
                <text:p>14309.8</text:p>
              </table:table-cell>
            </table:table-row>
            <table:table-row>
              <table:table-cell office:value-type="string">
                <text:p>Run: 2</text:p>
                <draw:g>
                  <svg:desc>Sheet1.G5:Sheet1.G5</svg:desc>
                </draw:g>
              </table:table-cell>
              <table:table-cell office:value-type="float" office:value="24180.1">
                <text:p>24180.1</text:p>
                <draw:g>
                  <svg:desc>Sheet1.A6:Sheet1.CG6</svg:desc>
                </draw:g>
              </table:table-cell>
              <table:table-cell office:value-type="float" office:value="24180.1">
                <text:p>24180.1</text:p>
              </table:table-cell>
              <table:table-cell office:value-type="float" office:value="23713.2">
                <text:p>23713.2</text:p>
              </table:table-cell>
              <table:table-cell office:value-type="float" office:value="21906">
                <text:p>21906</text:p>
              </table:table-cell>
              <table:table-cell office:value-type="float" office:value="21906">
                <text:p>21906</text:p>
              </table:table-cell>
              <table:table-cell office:value-type="float" office:value="21906">
                <text:p>21906</text:p>
              </table:table-cell>
              <table:table-cell office:value-type="float" office:value="21906">
                <text:p>21906</text:p>
              </table:table-cell>
              <table:table-cell office:value-type="float" office:value="21906">
                <text:p>21906</text:p>
              </table:table-cell>
              <table:table-cell office:value-type="float" office:value="21679.5">
                <text:p>21679.5</text:p>
              </table:table-cell>
              <table:table-cell office:value-type="float" office:value="20144.3">
                <text:p>20144.3</text:p>
              </table:table-cell>
              <table:table-cell office:value-type="float" office:value="20144.3">
                <text:p>20144.3</text:p>
              </table:table-cell>
              <table:table-cell office:value-type="float" office:value="20144.3">
                <text:p>20144.3</text:p>
              </table:table-cell>
              <table:table-cell office:value-type="float" office:value="20111">
                <text:p>20111</text:p>
              </table:table-cell>
              <table:table-cell office:value-type="float" office:value="20111">
                <text:p>20111</text:p>
              </table:table-cell>
              <table:table-cell office:value-type="float" office:value="19537.8">
                <text:p>19537.8</text:p>
              </table:table-cell>
              <table:table-cell office:value-type="float" office:value="19476.3">
                <text:p>19476.3</text:p>
              </table:table-cell>
              <table:table-cell office:value-type="float" office:value="18455.9">
                <text:p>18455.9</text:p>
              </table:table-cell>
              <table:table-cell office:value-type="float" office:value="18455.9">
                <text:p>18455.9</text:p>
              </table:table-cell>
              <table:table-cell office:value-type="float" office:value="18199.4">
                <text:p>18199.4</text:p>
              </table:table-cell>
              <table:table-cell office:value-type="float" office:value="17426.9">
                <text:p>17426.9</text:p>
              </table:table-cell>
              <table:table-cell office:value-type="float" office:value="17426.9">
                <text:p>17426.9</text:p>
              </table:table-cell>
              <table:table-cell office:value-type="float" office:value="16919.6">
                <text:p>16919.6</text:p>
              </table:table-cell>
              <table:table-cell office:value-type="float" office:value="16919.6">
                <text:p>16919.6</text:p>
              </table:table-cell>
              <table:table-cell office:value-type="float" office:value="16758.1">
                <text:p>16758.1</text:p>
              </table:table-cell>
              <table:table-cell office:value-type="float" office:value="16380.6">
                <text:p>16380.6</text:p>
              </table:table-cell>
              <table:table-cell office:value-type="float" office:value="16219">
                <text:p>16219</text:p>
              </table:table-cell>
              <table:table-cell office:value-type="float" office:value="15874.6">
                <text:p>15874.6</text:p>
              </table:table-cell>
              <table:table-cell office:value-type="float" office:value="15874.6">
                <text:p>15874.6</text:p>
              </table:table-cell>
              <table:table-cell office:value-type="float" office:value="15569.8">
                <text:p>15569.8</text:p>
              </table:table-cell>
              <table:table-cell office:value-type="float" office:value="15543.9">
                <text:p>15543.9</text:p>
              </table:table-cell>
              <table:table-cell office:value-type="float" office:value="15215.5">
                <text:p>15215.5</text:p>
              </table:table-cell>
              <table:table-cell office:value-type="float" office:value="15176.7">
                <text:p>15176.7</text:p>
              </table:table-cell>
              <table:table-cell office:value-type="float" office:value="14764.6">
                <text:p>14764.6</text:p>
              </table:table-cell>
              <table:table-cell office:value-type="float" office:value="14764.6">
                <text:p>14764.6</text:p>
              </table:table-cell>
              <table:table-cell office:value-type="float" office:value="14459">
                <text:p>14459</text:p>
              </table:table-cell>
              <table:table-cell office:value-type="float" office:value="14042.1">
                <text:p>14042.1</text:p>
              </table:table-cell>
              <table:table-cell office:value-type="float" office:value="14042.1">
                <text:p>14042.1</text:p>
              </table:table-cell>
              <table:table-cell office:value-type="float" office:value="13820.9">
                <text:p>13820.9</text:p>
              </table:table-cell>
              <table:table-cell office:value-type="float" office:value="13677.3">
                <text:p>13677.3</text:p>
              </table:table-cell>
              <table:table-cell office:value-type="float" office:value="13625.8">
                <text:p>13625.8</text:p>
              </table:table-cell>
              <table:table-cell office:value-type="float" office:value="13625.8">
                <text:p>13625.8</text:p>
              </table:table-cell>
              <table:table-cell office:value-type="float" office:value="13613.6">
                <text:p>13613.6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561.1">
                <text:p>13561.1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6.6">
                <text:p>13466.6</text:p>
              </table:table-cell>
              <table:table-cell office:value-type="float" office:value="13465.3">
                <text:p>13465.3</text:p>
              </table:table-cell>
              <table:table-cell office:value-type="float" office:value="13465.3">
                <text:p>13465.3</text:p>
              </table:table-cell>
              <table:table-cell office:value-type="float" office:value="13465.3">
                <text:p>13465.3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  <table:table-cell office:value-type="float" office:value="13295.8">
                <text:p>13295.8</text:p>
              </table:table-cell>
            </table:table-row>
            <table:table-row>
              <table:table-cell office:value-type="string">
                <text:p>Run: 3</text:p>
                <draw:g>
                  <svg:desc>Sheet1.G9:Sheet1.G9</svg:desc>
                </draw:g>
              </table:table-cell>
              <table:table-cell office:value-type="float" office:value="25494.1">
                <text:p>25494.1</text:p>
                <draw:g>
                  <svg:desc>Sheet1.A10:Sheet1.BN10</svg:desc>
                </draw:g>
              </table:table-cell>
              <table:table-cell office:value-type="float" office:value="23380">
                <text:p>23380</text:p>
              </table:table-cell>
              <table:table-cell office:value-type="float" office:value="23380">
                <text:p>23380</text:p>
              </table:table-cell>
              <table:table-cell office:value-type="float" office:value="23380">
                <text:p>23380</text:p>
              </table:table-cell>
              <table:table-cell office:value-type="float" office:value="23380">
                <text:p>23380</text:p>
              </table:table-cell>
              <table:table-cell office:value-type="float" office:value="22397.6">
                <text:p>22397.6</text:p>
              </table:table-cell>
              <table:table-cell office:value-type="float" office:value="22397.6">
                <text:p>22397.6</text:p>
              </table:table-cell>
              <table:table-cell office:value-type="float" office:value="22397.6">
                <text:p>22397.6</text:p>
              </table:table-cell>
              <table:table-cell office:value-type="float" office:value="21925.4">
                <text:p>21925.4</text:p>
              </table:table-cell>
              <table:table-cell office:value-type="float" office:value="21925.4">
                <text:p>21925.4</text:p>
              </table:table-cell>
              <table:table-cell office:value-type="float" office:value="21925.4">
                <text:p>21925.4</text:p>
              </table:table-cell>
              <table:table-cell office:value-type="float" office:value="21925.4">
                <text:p>21925.4</text:p>
              </table:table-cell>
              <table:table-cell office:value-type="float" office:value="20883.8">
                <text:p>20883.8</text:p>
              </table:table-cell>
              <table:table-cell office:value-type="float" office:value="20128.7">
                <text:p>20128.7</text:p>
              </table:table-cell>
              <table:table-cell office:value-type="float" office:value="18649.2">
                <text:p>18649.2</text:p>
              </table:table-cell>
              <table:table-cell office:value-type="float" office:value="18649.2">
                <text:p>18649.2</text:p>
              </table:table-cell>
              <table:table-cell office:value-type="float" office:value="18649.2">
                <text:p>18649.2</text:p>
              </table:table-cell>
              <table:table-cell office:value-type="float" office:value="18393.4">
                <text:p>18393.4</text:p>
              </table:table-cell>
              <table:table-cell office:value-type="float" office:value="18393.4">
                <text:p>18393.4</text:p>
              </table:table-cell>
              <table:table-cell office:value-type="float" office:value="18393.4">
                <text:p>18393.4</text:p>
              </table:table-cell>
              <table:table-cell office:value-type="float" office:value="18164.7">
                <text:p>18164.7</text:p>
              </table:table-cell>
              <table:table-cell office:value-type="float" office:value="18164.7">
                <text:p>18164.7</text:p>
              </table:table-cell>
              <table:table-cell office:value-type="float" office:value="18164.7">
                <text:p>18164.7</text:p>
              </table:table-cell>
              <table:table-cell office:value-type="float" office:value="17051.8">
                <text:p>17051.8</text:p>
              </table:table-cell>
              <table:table-cell office:value-type="float" office:value="17051.8">
                <text:p>17051.8</text:p>
              </table:table-cell>
              <table:table-cell office:value-type="float" office:value="16747.7">
                <text:p>16747.7</text:p>
              </table:table-cell>
              <table:table-cell office:value-type="float" office:value="16747.7">
                <text:p>16747.7</text:p>
              </table:table-cell>
              <table:table-cell office:value-type="float" office:value="16747.7">
                <text:p>16747.7</text:p>
              </table:table-cell>
              <table:table-cell office:value-type="float" office:value="16747.7">
                <text:p>16747.7</text:p>
              </table:table-cell>
              <table:table-cell office:value-type="float" office:value="16656.4">
                <text:p>16656.4</text:p>
              </table:table-cell>
              <table:table-cell office:value-type="float" office:value="16656.4">
                <text:p>16656.4</text:p>
              </table:table-cell>
              <table:table-cell office:value-type="float" office:value="16011.4">
                <text:p>16011.4</text:p>
              </table:table-cell>
              <table:table-cell office:value-type="float" office:value="15537.3">
                <text:p>15537.3</text:p>
              </table:table-cell>
              <table:table-cell office:value-type="float" office:value="15279.7">
                <text:p>15279.7</text:p>
              </table:table-cell>
              <table:table-cell office:value-type="float" office:value="15274">
                <text:p>15274</text:p>
              </table:table-cell>
              <table:table-cell office:value-type="float" office:value="15274">
                <text:p>15274</text:p>
              </table:table-cell>
              <table:table-cell office:value-type="float" office:value="14774.2">
                <text:p>14774.2</text:p>
              </table:table-cell>
              <table:table-cell office:value-type="float" office:value="14583.7">
                <text:p>14583.7</text:p>
              </table:table-cell>
              <table:table-cell office:value-type="float" office:value="14432.5">
                <text:p>14432.5</text:p>
              </table:table-cell>
              <table:table-cell office:value-type="float" office:value="14199.2">
                <text:p>14199.2</text:p>
              </table:table-cell>
              <table:table-cell office:value-type="float" office:value="14105.5">
                <text:p>14105.5</text:p>
              </table:table-cell>
              <table:table-cell office:value-type="float" office:value="13963.4">
                <text:p>13963.4</text:p>
              </table:table-cell>
              <table:table-cell office:value-type="float" office:value="13716.8">
                <text:p>13716.8</text:p>
              </table:table-cell>
              <table:table-cell office:value-type="float" office:value="13716.8">
                <text:p>13716.8</text:p>
              </table:table-cell>
              <table:table-cell office:value-type="float" office:value="13611.8">
                <text:p>13611.8</text:p>
              </table:table-cell>
              <table:table-cell office:value-type="float" office:value="13542.4">
                <text:p>13542.4</text:p>
              </table:table-cell>
              <table:table-cell office:value-type="float" office:value="13500.5">
                <text:p>13500.5</text:p>
              </table:table-cell>
              <table:table-cell office:value-type="float" office:value="13442.3">
                <text:p>13442.3</text:p>
              </table:table-cell>
              <table:table-cell office:value-type="float" office:value="13439.9">
                <text:p>13439.9</text:p>
              </table:table-cell>
              <table:table-cell office:value-type="float" office:value="13346.1">
                <text:p>13346.1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  <table:table-cell office:value-type="float" office:value="13288">
                <text:p>13288</text:p>
              </table:table-cell>
            </table:table-row>
            <table:table-row>
              <table:table-cell office:value-type="string">
                <text:p>Run: 4</text:p>
                <draw:g>
                  <svg:desc>Sheet1.G13:Sheet1.G13</svg:desc>
                </draw:g>
              </table:table-cell>
              <table:table-cell office:value-type="float" office:value="24928.9">
                <text:p>24928.9</text:p>
                <draw:g>
                  <svg:desc>Sheet1.A14:Sheet1.BI14</svg:desc>
                </draw:g>
              </table:table-cell>
              <table:table-cell office:value-type="float" office:value="22686.7">
                <text:p>22686.7</text:p>
              </table:table-cell>
              <table:table-cell office:value-type="float" office:value="22686.7">
                <text:p>22686.7</text:p>
              </table:table-cell>
              <table:table-cell office:value-type="float" office:value="21693.1">
                <text:p>21693.1</text:p>
              </table:table-cell>
              <table:table-cell office:value-type="float" office:value="21693.1">
                <text:p>21693.1</text:p>
              </table:table-cell>
              <table:table-cell office:value-type="float" office:value="21693.1">
                <text:p>21693.1</text:p>
              </table:table-cell>
              <table:table-cell office:value-type="float" office:value="21693.1">
                <text:p>21693.1</text:p>
              </table:table-cell>
              <table:table-cell office:value-type="float" office:value="21693.1">
                <text:p>21693.1</text:p>
              </table:table-cell>
              <table:table-cell office:value-type="float" office:value="21693.1">
                <text:p>21693.1</text:p>
              </table:table-cell>
              <table:table-cell office:value-type="float" office:value="21034.4">
                <text:p>21034.4</text:p>
              </table:table-cell>
              <table:table-cell office:value-type="float" office:value="21034.4">
                <text:p>21034.4</text:p>
              </table:table-cell>
              <table:table-cell office:value-type="float" office:value="21034.4">
                <text:p>21034.4</text:p>
              </table:table-cell>
              <table:table-cell office:value-type="float" office:value="21034.4">
                <text:p>21034.4</text:p>
              </table:table-cell>
              <table:table-cell office:value-type="float" office:value="20650.2">
                <text:p>20650.2</text:p>
              </table:table-cell>
              <table:table-cell office:value-type="float" office:value="20303.1">
                <text:p>20303.1</text:p>
              </table:table-cell>
              <table:table-cell office:value-type="float" office:value="20303.1">
                <text:p>20303.1</text:p>
              </table:table-cell>
              <table:table-cell office:value-type="float" office:value="19402.6">
                <text:p>19402.6</text:p>
              </table:table-cell>
              <table:table-cell office:value-type="float" office:value="19402.6">
                <text:p>19402.6</text:p>
              </table:table-cell>
              <table:table-cell office:value-type="float" office:value="19090.9">
                <text:p>19090.9</text:p>
              </table:table-cell>
              <table:table-cell office:value-type="float" office:value="19090.9">
                <text:p>19090.9</text:p>
              </table:table-cell>
              <table:table-cell office:value-type="float" office:value="18592.3">
                <text:p>18592.3</text:p>
              </table:table-cell>
              <table:table-cell office:value-type="float" office:value="17909.9">
                <text:p>17909.9</text:p>
              </table:table-cell>
              <table:table-cell office:value-type="float" office:value="17909.9">
                <text:p>17909.9</text:p>
              </table:table-cell>
              <table:table-cell office:value-type="float" office:value="17369.7">
                <text:p>17369.7</text:p>
              </table:table-cell>
              <table:table-cell office:value-type="float" office:value="17080.3">
                <text:p>17080.3</text:p>
              </table:table-cell>
              <table:table-cell office:value-type="float" office:value="16988.6">
                <text:p>16988.6</text:p>
              </table:table-cell>
              <table:table-cell office:value-type="float" office:value="16522.7">
                <text:p>16522.7</text:p>
              </table:table-cell>
              <table:table-cell office:value-type="float" office:value="16522.7">
                <text:p>16522.7</text:p>
              </table:table-cell>
              <table:table-cell office:value-type="float" office:value="16366.6">
                <text:p>16366.6</text:p>
              </table:table-cell>
              <table:table-cell office:value-type="float" office:value="16118.8">
                <text:p>16118.8</text:p>
              </table:table-cell>
              <table:table-cell office:value-type="float" office:value="15629.2">
                <text:p>15629.2</text:p>
              </table:table-cell>
              <table:table-cell office:value-type="float" office:value="15629.2">
                <text:p>15629.2</text:p>
              </table:table-cell>
              <table:table-cell office:value-type="float" office:value="15221.7">
                <text:p>15221.7</text:p>
              </table:table-cell>
              <table:table-cell office:value-type="float" office:value="15221.7">
                <text:p>15221.7</text:p>
              </table:table-cell>
              <table:table-cell office:value-type="float" office:value="15148.9">
                <text:p>15148.9</text:p>
              </table:table-cell>
              <table:table-cell office:value-type="float" office:value="14905.2">
                <text:p>14905.2</text:p>
              </table:table-cell>
              <table:table-cell office:value-type="float" office:value="14905.2">
                <text:p>14905.2</text:p>
              </table:table-cell>
              <table:table-cell office:value-type="float" office:value="14897.9">
                <text:p>14897.9</text:p>
              </table:table-cell>
              <table:table-cell office:value-type="float" office:value="14742.4">
                <text:p>14742.4</text:p>
              </table:table-cell>
              <table:table-cell office:value-type="float" office:value="14678.8">
                <text:p>14678.8</text:p>
              </table:table-cell>
              <table:table-cell office:value-type="float" office:value="14621.6">
                <text:p>14621.6</text:p>
              </table:table-cell>
              <table:table-cell office:value-type="float" office:value="14621.6">
                <text:p>14621.6</text:p>
              </table:table-cell>
              <table:table-cell office:value-type="float" office:value="14580.3">
                <text:p>14580.3</text:p>
              </table:table-cell>
              <table:table-cell office:value-type="float" office:value="14576.6">
                <text:p>14576.6</text:p>
              </table:table-cell>
              <table:table-cell office:value-type="float" office:value="14561.9">
                <text:p>14561.9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  <table:table-cell office:value-type="float" office:value="14532.3">
                <text:p>14532.3</text:p>
              </table:table-cell>
            </table:table-row>
            <table:table-row>
              <table:table-cell office:value-type="string">
                <text:p>Run: 5</text:p>
                <draw:g>
                  <svg:desc>Sheet1.G17:Sheet1.G17</svg:desc>
                </draw:g>
              </table:table-cell>
              <table:table-cell office:value-type="float" office:value="25405.4">
                <text:p>25405.4</text:p>
                <draw:g>
                  <svg:desc>Sheet1.A18:Sheet1.BB18</svg:desc>
                </draw:g>
              </table:table-cell>
              <table:table-cell office:value-type="float" office:value="23794">
                <text:p>23794</text:p>
              </table:table-cell>
              <table:table-cell office:value-type="float" office:value="22779.9">
                <text:p>22779.9</text:p>
              </table:table-cell>
              <table:table-cell office:value-type="float" office:value="22779.9">
                <text:p>22779.9</text:p>
              </table:table-cell>
              <table:table-cell office:value-type="float" office:value="22779.9">
                <text:p>22779.9</text:p>
              </table:table-cell>
              <table:table-cell office:value-type="float" office:value="22424.9">
                <text:p>22424.9</text:p>
              </table:table-cell>
              <table:table-cell office:value-type="float" office:value="22424.9">
                <text:p>22424.9</text:p>
              </table:table-cell>
              <table:table-cell office:value-type="float" office:value="22424.9">
                <text:p>22424.9</text:p>
              </table:table-cell>
              <table:table-cell office:value-type="float" office:value="22136.1">
                <text:p>22136.1</text:p>
              </table:table-cell>
              <table:table-cell office:value-type="float" office:value="22079.9">
                <text:p>22079.9</text:p>
              </table:table-cell>
              <table:table-cell office:value-type="float" office:value="21082.4">
                <text:p>21082.4</text:p>
              </table:table-cell>
              <table:table-cell office:value-type="float" office:value="21082.4">
                <text:p>21082.4</text:p>
              </table:table-cell>
              <table:table-cell office:value-type="float" office:value="18414.3">
                <text:p>18414.3</text:p>
              </table:table-cell>
              <table:table-cell office:value-type="float" office:value="18414.3">
                <text:p>18414.3</text:p>
              </table:table-cell>
              <table:table-cell office:value-type="float" office:value="18414.3">
                <text:p>18414.3</text:p>
              </table:table-cell>
              <table:table-cell office:value-type="float" office:value="18167.9">
                <text:p>18167.9</text:p>
              </table:table-cell>
              <table:table-cell office:value-type="float" office:value="17861.9">
                <text:p>17861.9</text:p>
              </table:table-cell>
              <table:table-cell office:value-type="float" office:value="17705.1">
                <text:p>17705.1</text:p>
              </table:table-cell>
              <table:table-cell office:value-type="float" office:value="17405.4">
                <text:p>17405.4</text:p>
              </table:table-cell>
              <table:table-cell office:value-type="float" office:value="16997.1">
                <text:p>16997.1</text:p>
              </table:table-cell>
              <table:table-cell office:value-type="float" office:value="16857">
                <text:p>16857</text:p>
              </table:table-cell>
              <table:table-cell office:value-type="float" office:value="16120.2">
                <text:p>16120.2</text:p>
              </table:table-cell>
              <table:table-cell office:value-type="float" office:value="14762.5">
                <text:p>14762.5</text:p>
              </table:table-cell>
              <table:table-cell office:value-type="float" office:value="14762.5">
                <text:p>14762.5</text:p>
              </table:table-cell>
              <table:table-cell office:value-type="float" office:value="14762.5">
                <text:p>14762.5</text:p>
              </table:table-cell>
              <table:table-cell office:value-type="float" office:value="14762.5">
                <text:p>14762.5</text:p>
              </table:table-cell>
              <table:table-cell office:value-type="float" office:value="14762.5">
                <text:p>14762.5</text:p>
              </table:table-cell>
              <table:table-cell office:value-type="float" office:value="14545.9">
                <text:p>14545.9</text:p>
              </table:table-cell>
              <table:table-cell office:value-type="float" office:value="14373.3">
                <text:p>14373.3</text:p>
              </table:table-cell>
              <table:table-cell office:value-type="float" office:value="14106">
                <text:p>14106</text:p>
              </table:table-cell>
              <table:table-cell office:value-type="float" office:value="14021.3">
                <text:p>14021.3</text:p>
              </table:table-cell>
              <table:table-cell office:value-type="float" office:value="14021.3">
                <text:p>14021.3</text:p>
              </table:table-cell>
              <table:table-cell office:value-type="float" office:value="13887.3">
                <text:p>13887.3</text:p>
              </table:table-cell>
              <table:table-cell office:value-type="float" office:value="13863.8">
                <text:p>13863.8</text:p>
              </table:table-cell>
              <table:table-cell office:value-type="float" office:value="13785.1">
                <text:p>13785.1</text:p>
              </table:table-cell>
              <table:table-cell office:value-type="float" office:value="13769.2">
                <text:p>13769.2</text:p>
              </table:table-cell>
              <table:table-cell office:value-type="float" office:value="13681.7">
                <text:p>13681.7</text:p>
              </table:table-cell>
              <table:table-cell office:value-type="float" office:value="13681.7">
                <text:p>13681.7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  <table:table-cell office:value-type="float" office:value="13657.1">
                <text:p>1365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dd4814" draw:fill-color="#dd481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46cm" svg:height="10.041cm" xlink:href=".." xlink:type="simple" chart:class="chart:line" chart:style-name="ch1">
        <chart:title svg:x="4.855cm" svg:y="0.002cm" chart:style-name="ch2">
          <text:p>Average Fitness for each Generation</text:p>
        </chart:title>
        <chart:subtitle svg:x="2.209cm" svg:y="0.699cm" chart:style-name="ch3">
          <text:p>Crossover: 100%, Mutation: 0%, Population: 100, K: 5, Dynamic Mutation: Off </text:p>
        </chart:subtitle>
        <chart:legend chart:legend-position="end" svg:x="15.397cm" svg:y="3.725cm" style:legend-expansion="high" chart:style-name="ch4"/>
        <chart:plot-area chart:style-name="ch5" table:cell-range-address="Sheet1.G1:Sheet1.G1 Sheet1.A3:Sheet1.BO3 Sheet1.G5:Sheet1.G5 Sheet1.A7:Sheet1.CG7 Sheet1.G9:Sheet1.G9 Sheet1.A11:Sheet1.BN11 Sheet1.G13:Sheet1.G13 Sheet1.A15:Sheet1.BI15 Sheet1.G17:Sheet1.G17 Sheet1.A19:Sheet1.BB19" chart:data-source-has-labels="column" svg:x="0.515cm" svg:y="1.129cm" svg:width="15.077cm" svg:height="8.43cm">
          <chartooo:coordinate-region svg:x="1.692cm" svg:y="1.328cm" svg:width="13.9cm" svg:height="7.439cm"/>
          <chart:axis chart:dimension="x" chart:name="primary-x" chart:style-name="ch6">
            <chart:title svg:x="7.189cm" svg:y="9.481cm" chart:style-name="ch7">
              <text:p>Generation</text:p>
            </chart:title>
          </chart:axis>
          <chart:axis chart:dimension="y" chart:name="primary-y" chart:style-name="ch8">
            <chart:title svg:x="0cm" svg:y="5.917cm" chart:style-name="ch9">
              <text:p>Fitness</text:p>
            </chart:title>
            <chart:grid chart:style-name="ch10" chart:class="major"/>
          </chart:axis>
          <chart:series chart:style-name="ch11" chart:values-cell-range-address="Sheet1.A3:Sheet1.BO3" chart:label-cell-address="Sheet1.G1:Sheet1.G1" chart:class="chart:line">
            <chart:data-point chart:repeated="67"/>
          </chart:series>
          <chart:series chart:style-name="ch12" chart:values-cell-range-address="Sheet1.A7:Sheet1.CG7" chart:label-cell-address="Sheet1.G5:Sheet1.G5" chart:class="chart:line">
            <chart:data-point chart:repeated="85"/>
          </chart:series>
          <chart:series chart:style-name="ch13" chart:values-cell-range-address="Sheet1.A11:Sheet1.BN11" chart:label-cell-address="Sheet1.G9:Sheet1.G9" chart:class="chart:line">
            <chart:data-point chart:repeated="66"/>
          </chart:series>
          <chart:series chart:style-name="ch14" chart:values-cell-range-address="Sheet1.A15:Sheet1.BI15" chart:label-cell-address="Sheet1.G13:Sheet1.G13" chart:class="chart:line">
            <chart:data-point chart:repeated="61"/>
          </chart:series>
          <chart:series chart:style-name="ch15" chart:values-cell-range-address="Sheet1.A19:Sheet1.BB19" chart:label-cell-address="Sheet1.G17:Sheet1.G17" chart:class="chart:line">
            <chart:data-point chart:repeated="5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9295">
                <text:p>29295</text:p>
                <draw:g>
                  <svg:desc>Sheet1.A3:Sheet1.BO3</svg:desc>
                </draw:g>
              </table:table-cell>
              <table:table-cell office:value-type="float" office:value="28806.7">
                <text:p>28806.7</text:p>
              </table:table-cell>
              <table:table-cell office:value-type="float" office:value="28654.4">
                <text:p>28654.4</text:p>
              </table:table-cell>
              <table:table-cell office:value-type="float" office:value="28301.8">
                <text:p>28301.8</text:p>
              </table:table-cell>
              <table:table-cell office:value-type="float" office:value="28196">
                <text:p>28196</text:p>
              </table:table-cell>
              <table:table-cell office:value-type="float" office:value="27486.9">
                <text:p>27486.9</text:p>
              </table:table-cell>
              <table:table-cell office:value-type="float" office:value="27314.7">
                <text:p>27314.7</text:p>
              </table:table-cell>
              <table:table-cell office:value-type="float" office:value="27119.8">
                <text:p>27119.8</text:p>
              </table:table-cell>
              <table:table-cell office:value-type="float" office:value="26605.3">
                <text:p>26605.3</text:p>
              </table:table-cell>
              <table:table-cell office:value-type="float" office:value="26466.6">
                <text:p>26466.6</text:p>
              </table:table-cell>
              <table:table-cell office:value-type="float" office:value="25799.3">
                <text:p>25799.3</text:p>
              </table:table-cell>
              <table:table-cell office:value-type="float" office:value="25768.5">
                <text:p>25768.5</text:p>
              </table:table-cell>
              <table:table-cell office:value-type="float" office:value="25841.5">
                <text:p>25841.5</text:p>
              </table:table-cell>
              <table:table-cell office:value-type="float" office:value="25300.7">
                <text:p>25300.7</text:p>
              </table:table-cell>
              <table:table-cell office:value-type="float" office:value="24474.5">
                <text:p>24474.5</text:p>
              </table:table-cell>
              <table:table-cell office:value-type="float" office:value="24193.4">
                <text:p>24193.4</text:p>
              </table:table-cell>
              <table:table-cell office:value-type="float" office:value="23732">
                <text:p>23732</text:p>
              </table:table-cell>
              <table:table-cell office:value-type="float" office:value="23151.9">
                <text:p>23151.9</text:p>
              </table:table-cell>
              <table:table-cell office:value-type="float" office:value="22571.2">
                <text:p>22571.2</text:p>
              </table:table-cell>
              <table:table-cell office:value-type="float" office:value="22002.4">
                <text:p>22002.4</text:p>
              </table:table-cell>
              <table:table-cell office:value-type="float" office:value="21475">
                <text:p>21475</text:p>
              </table:table-cell>
              <table:table-cell office:value-type="float" office:value="21191.7">
                <text:p>21191.7</text:p>
              </table:table-cell>
              <table:table-cell office:value-type="float" office:value="20504.3">
                <text:p>20504.3</text:p>
              </table:table-cell>
              <table:table-cell office:value-type="float" office:value="20459.8">
                <text:p>20459.8</text:p>
              </table:table-cell>
              <table:table-cell office:value-type="float" office:value="20103.7">
                <text:p>20103.7</text:p>
              </table:table-cell>
              <table:table-cell office:value-type="float" office:value="19829.4">
                <text:p>19829.4</text:p>
              </table:table-cell>
              <table:table-cell office:value-type="float" office:value="19597.1">
                <text:p>19597.1</text:p>
              </table:table-cell>
              <table:table-cell office:value-type="float" office:value="19508.4">
                <text:p>19508.4</text:p>
              </table:table-cell>
              <table:table-cell office:value-type="float" office:value="18896.3">
                <text:p>18896.3</text:p>
              </table:table-cell>
              <table:table-cell office:value-type="float" office:value="18893">
                <text:p>18893</text:p>
              </table:table-cell>
              <table:table-cell office:value-type="float" office:value="18609.2">
                <text:p>18609.2</text:p>
              </table:table-cell>
              <table:table-cell office:value-type="float" office:value="18015.6">
                <text:p>18015.6</text:p>
              </table:table-cell>
              <table:table-cell office:value-type="float" office:value="17658.1">
                <text:p>17658.1</text:p>
              </table:table-cell>
              <table:table-cell office:value-type="float" office:value="16832.3">
                <text:p>16832.3</text:p>
              </table:table-cell>
              <table:table-cell office:value-type="float" office:value="16433.9">
                <text:p>16433.9</text:p>
              </table:table-cell>
              <table:table-cell office:value-type="float" office:value="16105.5">
                <text:p>16105.5</text:p>
              </table:table-cell>
              <table:table-cell office:value-type="float" office:value="15871.3">
                <text:p>15871.3</text:p>
              </table:table-cell>
              <table:table-cell office:value-type="float" office:value="15794.3">
                <text:p>15794.3</text:p>
              </table:table-cell>
              <table:table-cell office:value-type="float" office:value="15681.1">
                <text:p>15681.1</text:p>
              </table:table-cell>
              <table:table-cell office:value-type="float" office:value="15636.5">
                <text:p>15636.5</text:p>
              </table:table-cell>
              <table:table-cell office:value-type="float" office:value="15595.5">
                <text:p>15595.5</text:p>
              </table:table-cell>
              <table:table-cell office:value-type="float" office:value="15511.6">
                <text:p>15511.6</text:p>
              </table:table-cell>
              <table:table-cell office:value-type="float" office:value="15486.1">
                <text:p>15486.1</text:p>
              </table:table-cell>
              <table:table-cell office:value-type="float" office:value="15310.1">
                <text:p>15310.1</text:p>
              </table:table-cell>
              <table:table-cell office:value-type="float" office:value="15172.3">
                <text:p>15172.3</text:p>
              </table:table-cell>
              <table:table-cell office:value-type="float" office:value="15036.6">
                <text:p>15036.6</text:p>
              </table:table-cell>
              <table:table-cell office:value-type="float" office:value="14962.6">
                <text:p>14962.6</text:p>
              </table:table-cell>
              <table:table-cell office:value-type="float" office:value="14965.4">
                <text:p>14965.4</text:p>
              </table:table-cell>
              <table:table-cell office:value-type="float" office:value="14971">
                <text:p>14971</text:p>
              </table:table-cell>
              <table:table-cell office:value-type="float" office:value="15205.4">
                <text:p>15205.4</text:p>
              </table:table-cell>
              <table:table-cell office:value-type="float" office:value="15151.6">
                <text:p>15151.6</text:p>
              </table:table-cell>
              <table:table-cell office:value-type="float" office:value="14984">
                <text:p>14984</text:p>
              </table:table-cell>
              <table:table-cell office:value-type="float" office:value="15163.4">
                <text:p>15163.4</text:p>
              </table:table-cell>
              <table:table-cell office:value-type="float" office:value="15100.6">
                <text:p>15100.6</text:p>
              </table:table-cell>
              <table:table-cell office:value-type="float" office:value="15145.9">
                <text:p>15145.9</text:p>
              </table:table-cell>
              <table:table-cell office:value-type="float" office:value="15539">
                <text:p>15539</text:p>
              </table:table-cell>
              <table:table-cell office:value-type="float" office:value="15469">
                <text:p>15469</text:p>
              </table:table-cell>
              <table:table-cell office:value-type="float" office:value="15525.2">
                <text:p>15525.2</text:p>
              </table:table-cell>
              <table:table-cell office:value-type="float" office:value="15384.9">
                <text:p>15384.9</text:p>
              </table:table-cell>
              <table:table-cell office:value-type="float" office:value="14821.6">
                <text:p>14821.6</text:p>
              </table:table-cell>
              <table:table-cell office:value-type="float" office:value="14474">
                <text:p>14474</text:p>
              </table:table-cell>
              <table:table-cell office:value-type="float" office:value="14461.4">
                <text:p>14461.4</text:p>
              </table:table-cell>
              <table:table-cell office:value-type="float" office:value="14454.3">
                <text:p>14454.3</text:p>
              </table:table-cell>
              <table:table-cell office:value-type="float" office:value="14453.5">
                <text:p>14453.5</text:p>
              </table:table-cell>
              <table:table-cell office:value-type="float" office:value="14453.5">
                <text:p>14453.5</text:p>
              </table:table-cell>
              <table:table-cell office:value-type="float" office:value="14464.1">
                <text:p>14464.1</text:p>
              </table:table-cell>
              <table:table-cell office:value-type="float" office:value="14456.2">
                <text:p>14456.2</text:p>
              </table:table-cell>
            </table:table-row>
            <table:table-row>
              <table:table-cell office:value-type="string">
                <text:p>Run: 2</text:p>
                <draw:g>
                  <svg:desc>Sheet1.G5:Sheet1.G5</svg:desc>
                </draw:g>
              </table:table-cell>
              <table:table-cell office:value-type="float" office:value="29319.2">
                <text:p>29319.2</text:p>
                <draw:g>
                  <svg:desc>Sheet1.A7:Sheet1.CG7</svg:desc>
                </draw:g>
              </table:table-cell>
              <table:table-cell office:value-type="float" office:value="28945.2">
                <text:p>28945.2</text:p>
              </table:table-cell>
              <table:table-cell office:value-type="float" office:value="28290.8">
                <text:p>28290.8</text:p>
              </table:table-cell>
              <table:table-cell office:value-type="float" office:value="27889">
                <text:p>27889</text:p>
              </table:table-cell>
              <table:table-cell office:value-type="float" office:value="27373.8">
                <text:p>27373.8</text:p>
              </table:table-cell>
              <table:table-cell office:value-type="float" office:value="27174.1">
                <text:p>27174.1</text:p>
              </table:table-cell>
              <table:table-cell office:value-type="float" office:value="27124">
                <text:p>27124</text:p>
              </table:table-cell>
              <table:table-cell office:value-type="float" office:value="26969.7">
                <text:p>26969.7</text:p>
              </table:table-cell>
              <table:table-cell office:value-type="float" office:value="26222.8">
                <text:p>26222.8</text:p>
              </table:table-cell>
              <table:table-cell office:value-type="float" office:value="25885.5">
                <text:p>25885.5</text:p>
              </table:table-cell>
              <table:table-cell office:value-type="float" office:value="25662.9">
                <text:p>25662.9</text:p>
              </table:table-cell>
              <table:table-cell office:value-type="float" office:value="25562.7">
                <text:p>25562.7</text:p>
              </table:table-cell>
              <table:table-cell office:value-type="float" office:value="25225">
                <text:p>25225</text:p>
              </table:table-cell>
              <table:table-cell office:value-type="float" office:value="24441.2">
                <text:p>24441.2</text:p>
              </table:table-cell>
              <table:table-cell office:value-type="float" office:value="23559.7">
                <text:p>23559.7</text:p>
              </table:table-cell>
              <table:table-cell office:value-type="float" office:value="22938.8">
                <text:p>22938.8</text:p>
              </table:table-cell>
              <table:table-cell office:value-type="float" office:value="22498.4">
                <text:p>22498.4</text:p>
              </table:table-cell>
              <table:table-cell office:value-type="float" office:value="21630.2">
                <text:p>21630.2</text:p>
              </table:table-cell>
              <table:table-cell office:value-type="float" office:value="20730.8">
                <text:p>20730.8</text:p>
              </table:table-cell>
              <table:table-cell office:value-type="float" office:value="20198.4">
                <text:p>20198.4</text:p>
              </table:table-cell>
              <table:table-cell office:value-type="float" office:value="19647.6">
                <text:p>19647.6</text:p>
              </table:table-cell>
              <table:table-cell office:value-type="float" office:value="19175.2">
                <text:p>19175.2</text:p>
              </table:table-cell>
              <table:table-cell office:value-type="float" office:value="18934">
                <text:p>18934</text:p>
              </table:table-cell>
              <table:table-cell office:value-type="float" office:value="18560.6">
                <text:p>18560.6</text:p>
              </table:table-cell>
              <table:table-cell office:value-type="float" office:value="18145.4">
                <text:p>18145.4</text:p>
              </table:table-cell>
              <table:table-cell office:value-type="float" office:value="18100.5">
                <text:p>18100.5</text:p>
              </table:table-cell>
              <table:table-cell office:value-type="float" office:value="17876.8">
                <text:p>17876.8</text:p>
              </table:table-cell>
              <table:table-cell office:value-type="float" office:value="17448.7">
                <text:p>17448.7</text:p>
              </table:table-cell>
              <table:table-cell office:value-type="float" office:value="17029.9">
                <text:p>17029.9</text:p>
              </table:table-cell>
              <table:table-cell office:value-type="float" office:value="16876.3">
                <text:p>16876.3</text:p>
              </table:table-cell>
              <table:table-cell office:value-type="float" office:value="16654.6">
                <text:p>16654.6</text:p>
              </table:table-cell>
              <table:table-cell office:value-type="float" office:value="16250.5">
                <text:p>16250.5</text:p>
              </table:table-cell>
              <table:table-cell office:value-type="float" office:value="15977.5">
                <text:p>15977.5</text:p>
              </table:table-cell>
              <table:table-cell office:value-type="float" office:value="15774.7">
                <text:p>15774.7</text:p>
              </table:table-cell>
              <table:table-cell office:value-type="float" office:value="15482.5">
                <text:p>15482.5</text:p>
              </table:table-cell>
              <table:table-cell office:value-type="float" office:value="15404.1">
                <text:p>15404.1</text:p>
              </table:table-cell>
              <table:table-cell office:value-type="float" office:value="15269.2">
                <text:p>15269.2</text:p>
              </table:table-cell>
              <table:table-cell office:value-type="float" office:value="14983.5">
                <text:p>14983.5</text:p>
              </table:table-cell>
              <table:table-cell office:value-type="float" office:value="14733.8">
                <text:p>14733.8</text:p>
              </table:table-cell>
              <table:table-cell office:value-type="float" office:value="14505.6">
                <text:p>14505.6</text:p>
              </table:table-cell>
              <table:table-cell office:value-type="float" office:value="14353.3">
                <text:p>14353.3</text:p>
              </table:table-cell>
              <table:table-cell office:value-type="float" office:value="14071.2">
                <text:p>14071.2</text:p>
              </table:table-cell>
              <table:table-cell office:value-type="float" office:value="13877.1">
                <text:p>13877.1</text:p>
              </table:table-cell>
              <table:table-cell office:value-type="float" office:value="13792.8">
                <text:p>13792.8</text:p>
              </table:table-cell>
              <table:table-cell office:value-type="float" office:value="13758.4">
                <text:p>13758.4</text:p>
              </table:table-cell>
              <table:table-cell office:value-type="float" office:value="13708">
                <text:p>13708</text:p>
              </table:table-cell>
              <table:table-cell office:value-type="float" office:value="13703.6">
                <text:p>13703.6</text:p>
              </table:table-cell>
              <table:table-cell office:value-type="float" office:value="13698">
                <text:p>13698</text:p>
              </table:table-cell>
              <table:table-cell office:value-type="float" office:value="13713.8">
                <text:p>13713.8</text:p>
              </table:table-cell>
              <table:table-cell office:value-type="float" office:value="13698.1">
                <text:p>13698.1</text:p>
              </table:table-cell>
              <table:table-cell office:value-type="float" office:value="13713.1">
                <text:p>13713.1</text:p>
              </table:table-cell>
              <table:table-cell office:value-type="float" office:value="13713.5">
                <text:p>13713.5</text:p>
              </table:table-cell>
              <table:table-cell office:value-type="float" office:value="13707.9">
                <text:p>13707.9</text:p>
              </table:table-cell>
              <table:table-cell office:value-type="float" office:value="13698.1">
                <text:p>13698.1</text:p>
              </table:table-cell>
              <table:table-cell office:value-type="float" office:value="13709.1">
                <text:p>13709.1</text:p>
              </table:table-cell>
              <table:table-cell office:value-type="float" office:value="13723.6">
                <text:p>13723.6</text:p>
              </table:table-cell>
              <table:table-cell office:value-type="float" office:value="13736.6">
                <text:p>13736.6</text:p>
              </table:table-cell>
              <table:table-cell office:value-type="float" office:value="13881">
                <text:p>13881</text:p>
              </table:table-cell>
              <table:table-cell office:value-type="float" office:value="13937.4">
                <text:p>13937.4</text:p>
              </table:table-cell>
              <table:table-cell office:value-type="float" office:value="13858.9">
                <text:p>13858.9</text:p>
              </table:table-cell>
              <table:table-cell office:value-type="float" office:value="13948.7">
                <text:p>13948.7</text:p>
              </table:table-cell>
              <table:table-cell office:value-type="float" office:value="13806.9">
                <text:p>13806.9</text:p>
              </table:table-cell>
              <table:table-cell office:value-type="float" office:value="13707.2">
                <text:p>13707.2</text:p>
              </table:table-cell>
              <table:table-cell office:value-type="float" office:value="13712.2">
                <text:p>13712.2</text:p>
              </table:table-cell>
              <table:table-cell office:value-type="float" office:value="13710.7">
                <text:p>13710.7</text:p>
              </table:table-cell>
              <table:table-cell office:value-type="float" office:value="13796">
                <text:p>13796</text:p>
              </table:table-cell>
              <table:table-cell office:value-type="float" office:value="13783.3">
                <text:p>13783.3</text:p>
              </table:table-cell>
              <table:table-cell office:value-type="float" office:value="13743.5">
                <text:p>13743.5</text:p>
              </table:table-cell>
              <table:table-cell office:value-type="float" office:value="13660.9">
                <text:p>13660.9</text:p>
              </table:table-cell>
              <table:table-cell office:value-type="float" office:value="13658.1">
                <text:p>13658.1</text:p>
              </table:table-cell>
              <table:table-cell office:value-type="float" office:value="13978.5">
                <text:p>13978.5</text:p>
              </table:table-cell>
              <table:table-cell office:value-type="float" office:value="13851.3">
                <text:p>13851.3</text:p>
              </table:table-cell>
              <table:table-cell office:value-type="float" office:value="13798.9">
                <text:p>13798.9</text:p>
              </table:table-cell>
              <table:table-cell office:value-type="float" office:value="13705.4">
                <text:p>13705.4</text:p>
              </table:table-cell>
              <table:table-cell office:value-type="float" office:value="13823.8">
                <text:p>13823.8</text:p>
              </table:table-cell>
              <table:table-cell office:value-type="float" office:value="13920.1">
                <text:p>13920.1</text:p>
              </table:table-cell>
              <table:table-cell office:value-type="float" office:value="14215.5">
                <text:p>14215.5</text:p>
              </table:table-cell>
              <table:table-cell office:value-type="float" office:value="14064.8">
                <text:p>14064.8</text:p>
              </table:table-cell>
              <table:table-cell office:value-type="float" office:value="14383.4">
                <text:p>14383.4</text:p>
              </table:table-cell>
              <table:table-cell office:value-type="float" office:value="13735.2">
                <text:p>13735.2</text:p>
              </table:table-cell>
              <table:table-cell office:value-type="float" office:value="13672">
                <text:p>13672</text:p>
              </table:table-cell>
              <table:table-cell office:value-type="float" office:value="13942.1">
                <text:p>13942.1</text:p>
              </table:table-cell>
              <table:table-cell office:value-type="float" office:value="13875.2">
                <text:p>13875.2</text:p>
              </table:table-cell>
              <table:table-cell office:value-type="float" office:value="13709.5">
                <text:p>13709.5</text:p>
              </table:table-cell>
              <table:table-cell office:value-type="float" office:value="13860.4">
                <text:p>13860.4</text:p>
              </table:table-cell>
            </table:table-row>
            <table:table-row>
              <table:table-cell office:value-type="string">
                <text:p>Run: 3</text:p>
                <draw:g>
                  <svg:desc>Sheet1.G9:Sheet1.G9</svg:desc>
                </draw:g>
              </table:table-cell>
              <table:table-cell office:value-type="float" office:value="29202.2">
                <text:p>29202.2</text:p>
                <draw:g>
                  <svg:desc>Sheet1.A11:Sheet1.BN11</svg:desc>
                </draw:g>
              </table:table-cell>
              <table:table-cell office:value-type="float" office:value="28659.2">
                <text:p>28659.2</text:p>
              </table:table-cell>
              <table:table-cell office:value-type="float" office:value="28182.1">
                <text:p>28182.1</text:p>
              </table:table-cell>
              <table:table-cell office:value-type="float" office:value="27874.8">
                <text:p>27874.8</text:p>
              </table:table-cell>
              <table:table-cell office:value-type="float" office:value="27404.1">
                <text:p>27404.1</text:p>
              </table:table-cell>
              <table:table-cell office:value-type="float" office:value="27244.3">
                <text:p>27244.3</text:p>
              </table:table-cell>
              <table:table-cell office:value-type="float" office:value="27165.6">
                <text:p>27165.6</text:p>
              </table:table-cell>
              <table:table-cell office:value-type="float" office:value="26934.1">
                <text:p>26934.1</text:p>
              </table:table-cell>
              <table:table-cell office:value-type="float" office:value="26277">
                <text:p>26277</text:p>
              </table:table-cell>
              <table:table-cell office:value-type="float" office:value="26047.8">
                <text:p>26047.8</text:p>
              </table:table-cell>
              <table:table-cell office:value-type="float" office:value="25943.4">
                <text:p>25943.4</text:p>
              </table:table-cell>
              <table:table-cell office:value-type="float" office:value="25732.9">
                <text:p>25732.9</text:p>
              </table:table-cell>
              <table:table-cell office:value-type="float" office:value="25296.9">
                <text:p>25296.9</text:p>
              </table:table-cell>
              <table:table-cell office:value-type="float" office:value="25313.8">
                <text:p>25313.8</text:p>
              </table:table-cell>
              <table:table-cell office:value-type="float" office:value="25118.6">
                <text:p>25118.6</text:p>
              </table:table-cell>
              <table:table-cell office:value-type="float" office:value="24724.7">
                <text:p>24724.7</text:p>
              </table:table-cell>
              <table:table-cell office:value-type="float" office:value="24144.8">
                <text:p>24144.8</text:p>
              </table:table-cell>
              <table:table-cell office:value-type="float" office:value="23923.9">
                <text:p>23923.9</text:p>
              </table:table-cell>
              <table:table-cell office:value-type="float" office:value="23182.4">
                <text:p>23182.4</text:p>
              </table:table-cell>
              <table:table-cell office:value-type="float" office:value="22865.2">
                <text:p>22865.2</text:p>
              </table:table-cell>
              <table:table-cell office:value-type="float" office:value="22381.4">
                <text:p>22381.4</text:p>
              </table:table-cell>
              <table:table-cell office:value-type="float" office:value="22111.8">
                <text:p>22111.8</text:p>
              </table:table-cell>
              <table:table-cell office:value-type="float" office:value="21620.4">
                <text:p>21620.4</text:p>
              </table:table-cell>
              <table:table-cell office:value-type="float" office:value="21556.1">
                <text:p>21556.1</text:p>
              </table:table-cell>
              <table:table-cell office:value-type="float" office:value="21388.8">
                <text:p>21388.8</text:p>
              </table:table-cell>
              <table:table-cell office:value-type="float" office:value="21224.2">
                <text:p>21224.2</text:p>
              </table:table-cell>
              <table:table-cell office:value-type="float" office:value="20893">
                <text:p>20893</text:p>
              </table:table-cell>
              <table:table-cell office:value-type="float" office:value="20947.4">
                <text:p>20947.4</text:p>
              </table:table-cell>
              <table:table-cell office:value-type="float" office:value="20468">
                <text:p>20468</text:p>
              </table:table-cell>
              <table:table-cell office:value-type="float" office:value="20303.5">
                <text:p>20303.5</text:p>
              </table:table-cell>
              <table:table-cell office:value-type="float" office:value="20352">
                <text:p>20352</text:p>
              </table:table-cell>
              <table:table-cell office:value-type="float" office:value="19953.4">
                <text:p>19953.4</text:p>
              </table:table-cell>
              <table:table-cell office:value-type="float" office:value="19372.9">
                <text:p>19372.9</text:p>
              </table:table-cell>
              <table:table-cell office:value-type="float" office:value="18901.6">
                <text:p>18901.6</text:p>
              </table:table-cell>
              <table:table-cell office:value-type="float" office:value="18642.9">
                <text:p>18642.9</text:p>
              </table:table-cell>
              <table:table-cell office:value-type="float" office:value="17579.6">
                <text:p>17579.6</text:p>
              </table:table-cell>
              <table:table-cell office:value-type="float" office:value="17081.5">
                <text:p>17081.5</text:p>
              </table:table-cell>
              <table:table-cell office:value-type="float" office:value="16216">
                <text:p>16216</text:p>
              </table:table-cell>
              <table:table-cell office:value-type="float" office:value="15515.5">
                <text:p>15515.5</text:p>
              </table:table-cell>
              <table:table-cell office:value-type="float" office:value="15147.1">
                <text:p>15147.1</text:p>
              </table:table-cell>
              <table:table-cell office:value-type="float" office:value="14886.7">
                <text:p>14886.7</text:p>
              </table:table-cell>
              <table:table-cell office:value-type="float" office:value="14665.3">
                <text:p>14665.3</text:p>
              </table:table-cell>
              <table:table-cell office:value-type="float" office:value="14570.4">
                <text:p>14570.4</text:p>
              </table:table-cell>
              <table:table-cell office:value-type="float" office:value="14610.1">
                <text:p>14610.1</text:p>
              </table:table-cell>
              <table:table-cell office:value-type="float" office:value="14397.3">
                <text:p>14397.3</text:p>
              </table:table-cell>
              <table:table-cell office:value-type="float" office:value="14363.9">
                <text:p>14363.9</text:p>
              </table:table-cell>
              <table:table-cell office:value-type="float" office:value="14149.8">
                <text:p>14149.8</text:p>
              </table:table-cell>
              <table:table-cell office:value-type="float" office:value="13954.8">
                <text:p>13954.8</text:p>
              </table:table-cell>
              <table:table-cell office:value-type="float" office:value="13818.2">
                <text:p>13818.2</text:p>
              </table:table-cell>
              <table:table-cell office:value-type="float" office:value="13671">
                <text:p>13671</text:p>
              </table:table-cell>
              <table:table-cell office:value-type="float" office:value="13813.1">
                <text:p>13813.1</text:p>
              </table:table-cell>
              <table:table-cell office:value-type="float" office:value="13565.8">
                <text:p>13565.8</text:p>
              </table:table-cell>
              <table:table-cell office:value-type="float" office:value="13492.7">
                <text:p>13492.7</text:p>
              </table:table-cell>
              <table:table-cell office:value-type="float" office:value="13447.2">
                <text:p>13447.2</text:p>
              </table:table-cell>
              <table:table-cell office:value-type="float" office:value="13429.6">
                <text:p>13429.6</text:p>
              </table:table-cell>
              <table:table-cell office:value-type="float" office:value="13421.3">
                <text:p>13421.3</text:p>
              </table:table-cell>
              <table:table-cell office:value-type="float" office:value="13445.2">
                <text:p>13445.2</text:p>
              </table:table-cell>
              <table:table-cell office:value-type="float" office:value="13421.5">
                <text:p>13421.5</text:p>
              </table:table-cell>
              <table:table-cell office:value-type="float" office:value="13421.2">
                <text:p>13421.2</text:p>
              </table:table-cell>
              <table:table-cell office:value-type="float" office:value="13469">
                <text:p>13469</text:p>
              </table:table-cell>
              <table:table-cell office:value-type="float" office:value="13422.6">
                <text:p>13422.6</text:p>
              </table:table-cell>
              <table:table-cell office:value-type="float" office:value="13421.2">
                <text:p>13421.2</text:p>
              </table:table-cell>
              <table:table-cell office:value-type="float" office:value="13422.2">
                <text:p>13422.2</text:p>
              </table:table-cell>
              <table:table-cell office:value-type="float" office:value="13422.6">
                <text:p>13422.6</text:p>
              </table:table-cell>
              <table:table-cell office:value-type="float" office:value="13421.2">
                <text:p>13421.2</text:p>
              </table:table-cell>
              <table:table-cell office:value-type="float" office:value="13421.2">
                <text:p>13421.2</text:p>
              </table:table-cell>
            </table:table-row>
            <table:table-row>
              <table:table-cell office:value-type="string">
                <text:p>Run: 4</text:p>
                <draw:g>
                  <svg:desc>Sheet1.G13:Sheet1.G13</svg:desc>
                </draw:g>
              </table:table-cell>
              <table:table-cell office:value-type="float" office:value="29553.2">
                <text:p>29553.2</text:p>
                <draw:g>
                  <svg:desc>Sheet1.A15:Sheet1.BI15</svg:desc>
                </draw:g>
              </table:table-cell>
              <table:table-cell office:value-type="float" office:value="28447.9">
                <text:p>28447.9</text:p>
              </table:table-cell>
              <table:table-cell office:value-type="float" office:value="28039.7">
                <text:p>28039.7</text:p>
              </table:table-cell>
              <table:table-cell office:value-type="float" office:value="27560.2">
                <text:p>27560.2</text:p>
              </table:table-cell>
              <table:table-cell office:value-type="float" office:value="27471">
                <text:p>27471</text:p>
              </table:table-cell>
              <table:table-cell office:value-type="float" office:value="27222.6">
                <text:p>27222.6</text:p>
              </table:table-cell>
              <table:table-cell office:value-type="float" office:value="27476.8">
                <text:p>27476.8</text:p>
              </table:table-cell>
              <table:table-cell office:value-type="float" office:value="26975.4">
                <text:p>26975.4</text:p>
              </table:table-cell>
              <table:table-cell office:value-type="float" office:value="26873.2">
                <text:p>26873.2</text:p>
              </table:table-cell>
              <table:table-cell office:value-type="float" office:value="26634.1">
                <text:p>26634.1</text:p>
              </table:table-cell>
              <table:table-cell office:value-type="float" office:value="26243.5">
                <text:p>26243.5</text:p>
              </table:table-cell>
              <table:table-cell office:value-type="float" office:value="26130.9">
                <text:p>26130.9</text:p>
              </table:table-cell>
              <table:table-cell office:value-type="float" office:value="25643.4">
                <text:p>25643.4</text:p>
              </table:table-cell>
              <table:table-cell office:value-type="float" office:value="25017">
                <text:p>25017</text:p>
              </table:table-cell>
              <table:table-cell office:value-type="float" office:value="24345.6">
                <text:p>24345.6</text:p>
              </table:table-cell>
              <table:table-cell office:value-type="float" office:value="23829.4">
                <text:p>23829.4</text:p>
              </table:table-cell>
              <table:table-cell office:value-type="float" office:value="23486.9">
                <text:p>23486.9</text:p>
              </table:table-cell>
              <table:table-cell office:value-type="float" office:value="23381.7">
                <text:p>23381.7</text:p>
              </table:table-cell>
              <table:table-cell office:value-type="float" office:value="22819.8">
                <text:p>22819.8</text:p>
              </table:table-cell>
              <table:table-cell office:value-type="float" office:value="22253.9">
                <text:p>22253.9</text:p>
              </table:table-cell>
              <table:table-cell office:value-type="float" office:value="21937.5">
                <text:p>21937.5</text:p>
              </table:table-cell>
              <table:table-cell office:value-type="float" office:value="20935.4">
                <text:p>20935.4</text:p>
              </table:table-cell>
              <table:table-cell office:value-type="float" office:value="20222.8">
                <text:p>20222.8</text:p>
              </table:table-cell>
              <table:table-cell office:value-type="float" office:value="19638.3">
                <text:p>19638.3</text:p>
              </table:table-cell>
              <table:table-cell office:value-type="float" office:value="19060.1">
                <text:p>19060.1</text:p>
              </table:table-cell>
              <table:table-cell office:value-type="float" office:value="18742.9">
                <text:p>18742.9</text:p>
              </table:table-cell>
              <table:table-cell office:value-type="float" office:value="18498">
                <text:p>18498</text:p>
              </table:table-cell>
              <table:table-cell office:value-type="float" office:value="17994.4">
                <text:p>17994.4</text:p>
              </table:table-cell>
              <table:table-cell office:value-type="float" office:value="17843.4">
                <text:p>17843.4</text:p>
              </table:table-cell>
              <table:table-cell office:value-type="float" office:value="17661.5">
                <text:p>17661.5</text:p>
              </table:table-cell>
              <table:table-cell office:value-type="float" office:value="17456.7">
                <text:p>17456.7</text:p>
              </table:table-cell>
              <table:table-cell office:value-type="float" office:value="17398.3">
                <text:p>17398.3</text:p>
              </table:table-cell>
              <table:table-cell office:value-type="float" office:value="17267">
                <text:p>17267</text:p>
              </table:table-cell>
              <table:table-cell office:value-type="float" office:value="16852.6">
                <text:p>16852.6</text:p>
              </table:table-cell>
              <table:table-cell office:value-type="float" office:value="16347.6">
                <text:p>16347.6</text:p>
              </table:table-cell>
              <table:table-cell office:value-type="float" office:value="15743.1">
                <text:p>15743.1</text:p>
              </table:table-cell>
              <table:table-cell office:value-type="float" office:value="15675.7">
                <text:p>15675.7</text:p>
              </table:table-cell>
              <table:table-cell office:value-type="float" office:value="15460.6">
                <text:p>15460.6</text:p>
              </table:table-cell>
              <table:table-cell office:value-type="float" office:value="15487.6">
                <text:p>15487.6</text:p>
              </table:table-cell>
              <table:table-cell office:value-type="float" office:value="15340.7">
                <text:p>15340.7</text:p>
              </table:table-cell>
              <table:table-cell office:value-type="float" office:value="15297.1">
                <text:p>15297.1</text:p>
              </table:table-cell>
              <table:table-cell office:value-type="float" office:value="15240.8">
                <text:p>15240.8</text:p>
              </table:table-cell>
              <table:table-cell office:value-type="float" office:value="15058.5">
                <text:p>15058.5</text:p>
              </table:table-cell>
              <table:table-cell office:value-type="float" office:value="14859.4">
                <text:p>14859.4</text:p>
              </table:table-cell>
              <table:table-cell office:value-type="float" office:value="14889.1">
                <text:p>14889.1</text:p>
              </table:table-cell>
              <table:table-cell office:value-type="float" office:value="14743">
                <text:p>14743</text:p>
              </table:table-cell>
              <table:table-cell office:value-type="float" office:value="14979.3">
                <text:p>14979.3</text:p>
              </table:table-cell>
              <table:table-cell office:value-type="float" office:value="15310.7">
                <text:p>15310.7</text:p>
              </table:table-cell>
              <table:table-cell office:value-type="float" office:value="14843.9">
                <text:p>14843.9</text:p>
              </table:table-cell>
              <table:table-cell office:value-type="float" office:value="15023.9">
                <text:p>15023.9</text:p>
              </table:table-cell>
              <table:table-cell office:value-type="float" office:value="15230.6">
                <text:p>15230.6</text:p>
              </table:table-cell>
              <table:table-cell office:value-type="float" office:value="15076.6">
                <text:p>15076.6</text:p>
              </table:table-cell>
              <table:table-cell office:value-type="float" office:value="15040.1">
                <text:p>15040.1</text:p>
              </table:table-cell>
              <table:table-cell office:value-type="float" office:value="15079.3">
                <text:p>15079.3</text:p>
              </table:table-cell>
              <table:table-cell office:value-type="float" office:value="15271.4">
                <text:p>15271.4</text:p>
              </table:table-cell>
              <table:table-cell office:value-type="float" office:value="15221.6">
                <text:p>15221.6</text:p>
              </table:table-cell>
              <table:table-cell office:value-type="float" office:value="15022.2">
                <text:p>15022.2</text:p>
              </table:table-cell>
              <table:table-cell office:value-type="float" office:value="14944.8">
                <text:p>14944.8</text:p>
              </table:table-cell>
              <table:table-cell office:value-type="float" office:value="14882.5">
                <text:p>14882.5</text:p>
              </table:table-cell>
              <table:table-cell office:value-type="float" office:value="14919.8">
                <text:p>14919.8</text:p>
              </table:table-cell>
              <table:table-cell office:value-type="float" office:value="14943">
                <text:p>14943</text:p>
              </table:table-cell>
            </table:table-row>
            <table:table-row>
              <table:table-cell office:value-type="string">
                <text:p>Run: 5</text:p>
                <draw:g>
                  <svg:desc>Sheet1.G17:Sheet1.G17</svg:desc>
                </draw:g>
              </table:table-cell>
              <table:table-cell office:value-type="float" office:value="29011.4">
                <text:p>29011.4</text:p>
                <draw:g>
                  <svg:desc>Sheet1.A19:Sheet1.BB19</svg:desc>
                </draw:g>
              </table:table-cell>
              <table:table-cell office:value-type="float" office:value="28556">
                <text:p>28556</text:p>
              </table:table-cell>
              <table:table-cell office:value-type="float" office:value="28358.7">
                <text:p>28358.7</text:p>
              </table:table-cell>
              <table:table-cell office:value-type="float" office:value="27921.2">
                <text:p>27921.2</text:p>
              </table:table-cell>
              <table:table-cell office:value-type="float" office:value="27449.9">
                <text:p>27449.9</text:p>
              </table:table-cell>
              <table:table-cell office:value-type="float" office:value="27379.3">
                <text:p>27379.3</text:p>
              </table:table-cell>
              <table:table-cell office:value-type="float" office:value="27048.6">
                <text:p>27048.6</text:p>
              </table:table-cell>
              <table:table-cell office:value-type="float" office:value="26866.3">
                <text:p>26866.3</text:p>
              </table:table-cell>
              <table:table-cell office:value-type="float" office:value="26447.6">
                <text:p>26447.6</text:p>
              </table:table-cell>
              <table:table-cell office:value-type="float" office:value="26060.2">
                <text:p>26060.2</text:p>
              </table:table-cell>
              <table:table-cell office:value-type="float" office:value="25348.1">
                <text:p>25348.1</text:p>
              </table:table-cell>
              <table:table-cell office:value-type="float" office:value="24879.1">
                <text:p>24879.1</text:p>
              </table:table-cell>
              <table:table-cell office:value-type="float" office:value="24165.7">
                <text:p>24165.7</text:p>
              </table:table-cell>
              <table:table-cell office:value-type="float" office:value="23330.1">
                <text:p>23330.1</text:p>
              </table:table-cell>
              <table:table-cell office:value-type="float" office:value="22836.9">
                <text:p>22836.9</text:p>
              </table:table-cell>
              <table:table-cell office:value-type="float" office:value="22432.6">
                <text:p>22432.6</text:p>
              </table:table-cell>
              <table:table-cell office:value-type="float" office:value="21777.2">
                <text:p>21777.2</text:p>
              </table:table-cell>
              <table:table-cell office:value-type="float" office:value="21066.7">
                <text:p>21066.7</text:p>
              </table:table-cell>
              <table:table-cell office:value-type="float" office:value="20276.5">
                <text:p>20276.5</text:p>
              </table:table-cell>
              <table:table-cell office:value-type="float" office:value="20108.2">
                <text:p>20108.2</text:p>
              </table:table-cell>
              <table:table-cell office:value-type="float" office:value="19500.6">
                <text:p>19500.6</text:p>
              </table:table-cell>
              <table:table-cell office:value-type="float" office:value="19048.1">
                <text:p>19048.1</text:p>
              </table:table-cell>
              <table:table-cell office:value-type="float" office:value="19030.5">
                <text:p>19030.5</text:p>
              </table:table-cell>
              <table:table-cell office:value-type="float" office:value="18582.8">
                <text:p>18582.8</text:p>
              </table:table-cell>
              <table:table-cell office:value-type="float" office:value="18089.8">
                <text:p>18089.8</text:p>
              </table:table-cell>
              <table:table-cell office:value-type="float" office:value="17693">
                <text:p>17693</text:p>
              </table:table-cell>
              <table:table-cell office:value-type="float" office:value="17421.3">
                <text:p>17421.3</text:p>
              </table:table-cell>
              <table:table-cell office:value-type="float" office:value="16518.5">
                <text:p>16518.5</text:p>
              </table:table-cell>
              <table:table-cell office:value-type="float" office:value="15386.7">
                <text:p>15386.7</text:p>
              </table:table-cell>
              <table:table-cell office:value-type="float" office:value="14873.5">
                <text:p>14873.5</text:p>
              </table:table-cell>
              <table:table-cell office:value-type="float" office:value="14702.8">
                <text:p>14702.8</text:p>
              </table:table-cell>
              <table:table-cell office:value-type="float" office:value="14447.2">
                <text:p>14447.2</text:p>
              </table:table-cell>
              <table:table-cell office:value-type="float" office:value="14314.1">
                <text:p>14314.1</text:p>
              </table:table-cell>
              <table:table-cell office:value-type="float" office:value="14247.9">
                <text:p>14247.9</text:p>
              </table:table-cell>
              <table:table-cell office:value-type="float" office:value="14135.8">
                <text:p>14135.8</text:p>
              </table:table-cell>
              <table:table-cell office:value-type="float" office:value="14043.7">
                <text:p>14043.7</text:p>
              </table:table-cell>
              <table:table-cell office:value-type="float" office:value="13982.3">
                <text:p>13982.3</text:p>
              </table:table-cell>
              <table:table-cell office:value-type="float" office:value="13931.1">
                <text:p>13931.1</text:p>
              </table:table-cell>
              <table:table-cell office:value-type="float" office:value="13883.1">
                <text:p>13883.1</text:p>
              </table:table-cell>
              <table:table-cell office:value-type="float" office:value="13826.6">
                <text:p>13826.6</text:p>
              </table:table-cell>
              <table:table-cell office:value-type="float" office:value="13809.9">
                <text:p>13809.9</text:p>
              </table:table-cell>
              <table:table-cell office:value-type="float" office:value="13806.5">
                <text:p>13806.5</text:p>
              </table:table-cell>
              <table:table-cell office:value-type="float" office:value="13795.1">
                <text:p>13795.1</text:p>
              </table:table-cell>
              <table:table-cell office:value-type="float" office:value="13809.9">
                <text:p>13809.9</text:p>
              </table:table-cell>
              <table:table-cell office:value-type="float" office:value="13795.1">
                <text:p>13795.1</text:p>
              </table:table-cell>
              <table:table-cell office:value-type="float" office:value="13795">
                <text:p>13795</text:p>
              </table:table-cell>
              <table:table-cell office:value-type="float" office:value="13794.9">
                <text:p>13794.9</text:p>
              </table:table-cell>
              <table:table-cell office:value-type="float" office:value="13794.9">
                <text:p>13794.9</text:p>
              </table:table-cell>
              <table:table-cell office:value-type="float" office:value="13804.9">
                <text:p>13804.9</text:p>
              </table:table-cell>
              <table:table-cell office:value-type="float" office:value="13803.5">
                <text:p>13803.5</text:p>
              </table:table-cell>
              <table:table-cell office:value-type="float" office:value="13795">
                <text:p>13795</text:p>
              </table:table-cell>
              <table:table-cell office:value-type="float" office:value="13818.1">
                <text:p>13818.1</text:p>
              </table:table-cell>
              <table:table-cell office:value-type="float" office:value="13795.2">
                <text:p>13795.2</text:p>
              </table:table-cell>
              <table:table-cell office:value-type="float" office:value="13811.8">
                <text:p>1381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